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56cm"/>
    </style:style>
    <style:style style:name="co2" style:family="table-column">
      <style:table-column-properties fo:break-before="auto" style:column-width="2.731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6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110"/>
    <style:style style:name="ce2" style:family="table-cell" style:parent-style-name="Default" style:data-style-name="N107"/>
    <style:style style:name="ce3" style:family="table-cell" style:parent-style-name="Default" style:data-style-name="N61"/>
    <style:style style:name="ce4" style:family="table-cell" style:parent-style-name="Default" style:data-style-name="N111"/>
    <style:style style:name="ce5" style:family="table-cell" style:parent-style-name="Default" style:data-style-name="N108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mp_dif_carga_ativa_avd" table:style-name="ta1">
        <table:shapes>
          <draw:frame draw:z-index="0" draw:style-name="gr1" draw:text-style-name="P1" svg:width="16.003cm" svg:height="9.005cm" svg:x="26.427cm" svg:y="0.691cm">
            <draw:object draw:notify-on-update-of-ranges="amp_dif_carga_ativa_avd.A1:amp_dif_carga_ativa_avd.A1 amp_dif_carga_ativa_avd.A2:amp_dif_carga_ativa_avd.A82 amp_dif_carga_ativa_avd.D1:amp_dif_carga_ativa_avd.D1 amp_dif_carga_ativa_avd.D2:amp_dif_carga_ativa_avd.D8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1"/>
        <table:table-column table:style-name="co4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vbias</text:p>
          </table:table-cell>
          <table:table-cell office:value-type="string" calcext:value-type="string">
            <text:p>avd</text:p>
          </table:table-cell>
          <table:table-cell office:value-type="string" calcext:value-type="string">
            <text:p>acm</text:p>
          </table:table-cell>
          <table:table-cell office:value-type="string" calcext:value-type="string">
            <text:p>cmrr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vbias</text:p>
          </table:table-cell>
          <table:table-cell table:number-columns-repeated="2"/>
        </table:table-row>
        <table:table-row table:style-name="ro1">
          <table:table-cell office:value-type="float" office:value="-2" calcext:value-type="float">
            <text:p>-2,00000</text:p>
          </table:table-cell>
          <table:table-cell office:value-type="float" office:value="183.07" calcext:value-type="float">
            <text:p>183,070</text:p>
          </table:table-cell>
          <table:table-cell table:style-name="ce3" office:value-type="float" office:value="0.0145722" calcext:value-type="float">
            <text:p>1,46E-02</text:p>
          </table:table-cell>
          <table:table-cell table:formula="of:=[.B2]/[.C2]" office:value-type="float" office:value="12562.9623529735" calcext:value-type="float">
            <text:p>12562,9623529735</text:p>
          </table:table-cell>
          <table:table-cell table:formula="of:=20*LOG10([.D2])" office:value-type="float" office:value="81.981841166774" calcext:value-type="float">
            <text:p>81,981841166774</text:p>
          </table:table-cell>
          <table:table-cell office:value-type="float" office:value="-2" calcext:value-type="float">
            <text:p>-2,00000</text:p>
          </table:table-cell>
          <table:table-cell/>
          <table:table-cell office:value-type="string" calcext:value-type="string">
            <text:p>CMRR máx.</text:p>
          </table:table-cell>
        </table:table-row>
        <table:table-row table:style-name="ro1">
          <table:table-cell office:value-type="float" office:value="-1.995" calcext:value-type="float">
            <text:p>-1,99500</text:p>
          </table:table-cell>
          <table:table-cell office:value-type="float" office:value="183.73" calcext:value-type="float">
            <text:p>183,730</text:p>
          </table:table-cell>
          <table:table-cell table:style-name="ce3" office:value-type="float" office:value="0.0142264" calcext:value-type="float">
            <text:p>1,42E-02</text:p>
          </table:table-cell>
          <table:table-cell table:formula="of:=[.B3]/[.C3]" office:value-type="float" office:value="12914.7219254344" calcext:value-type="float">
            <text:p>12914,7219254344</text:p>
          </table:table-cell>
          <table:table-cell table:formula="of:=20*LOG10([.D3])" office:value-type="float" office:value="82.2217011911398" calcext:value-type="float">
            <text:p>82,2217011911398</text:p>
          </table:table-cell>
          <table:table-cell office:value-type="float" office:value="-1.995" calcext:value-type="float">
            <text:p>-1,99500</text:p>
          </table:table-cell>
          <table:table-cell/>
          <table:table-cell table:formula="of:=MAX([.E2:.E82])" office:value-type="float" office:value="83.3191236895882" calcext:value-type="float">
            <text:p>83,3191236895882</text:p>
          </table:table-cell>
        </table:table-row>
        <table:table-row table:style-name="ro1">
          <table:table-cell office:value-type="float" office:value="-1.99" calcext:value-type="float">
            <text:p>-1,99000</text:p>
          </table:table-cell>
          <table:table-cell office:value-type="float" office:value="184.304" calcext:value-type="float">
            <text:p>184,304</text:p>
          </table:table-cell>
          <table:table-cell table:style-name="ce3" office:value-type="float" office:value="0.0139384" calcext:value-type="float">
            <text:p>1,39E-02</text:p>
          </table:table-cell>
          <table:table-cell table:formula="of:=[.B4]/[.C4]" office:value-type="float" office:value="13222.7515353269" calcext:value-type="float">
            <text:p>13222,7515353269</text:p>
          </table:table-cell>
          <table:table-cell table:formula="of:=20*LOG10([.D4])" office:value-type="float" office:value="82.4264367463641" calcext:value-type="float">
            <text:p>82,4264367463641</text:p>
          </table:table-cell>
          <table:table-cell office:value-type="float" office:value="-1.99" calcext:value-type="float">
            <text:p>-1,99000</text:p>
          </table:table-cell>
          <table:table-cell table:number-columns-repeated="2"/>
        </table:table-row>
        <table:table-row table:style-name="ro1">
          <table:table-cell office:value-type="float" office:value="-1.985" calcext:value-type="float">
            <text:p>-1,98500</text:p>
          </table:table-cell>
          <table:table-cell office:value-type="float" office:value="184.819" calcext:value-type="float">
            <text:p>184,819</text:p>
          </table:table-cell>
          <table:table-cell table:style-name="ce3" office:value-type="float" office:value="0.0137001" calcext:value-type="float">
            <text:p>1,37E-02</text:p>
          </table:table-cell>
          <table:table-cell table:formula="of:=[.B5]/[.C5]" office:value-type="float" office:value="13490.3394865731" calcext:value-type="float">
            <text:p>13490,3394865731</text:p>
          </table:table-cell>
          <table:table-cell table:formula="of:=20*LOG10([.D5])" office:value-type="float" office:value="82.6004575780048" calcext:value-type="float">
            <text:p>82,6004575780048</text:p>
          </table:table-cell>
          <table:table-cell office:value-type="float" office:value="-1.985" calcext:value-type="float">
            <text:p>-1,98500</text:p>
          </table:table-cell>
          <table:table-cell/>
          <table:table-cell table:style-name="ce5" table:formula="of:=VLOOKUP([.H3];[.E2:.F82];2)" office:value-type="float" office:value="-1.93" calcext:value-type="float">
            <text:p>-1,9300</text:p>
          </table:table-cell>
        </table:table-row>
        <table:table-row table:style-name="ro1">
          <table:table-cell office:value-type="float" office:value="-1.98" calcext:value-type="float">
            <text:p>-1,98000</text:p>
          </table:table-cell>
          <table:table-cell office:value-type="float" office:value="185.298" calcext:value-type="float">
            <text:p>185,298</text:p>
          </table:table-cell>
          <table:table-cell table:style-name="ce3" office:value-type="float" office:value="0.0135045" calcext:value-type="float">
            <text:p>1,35E-02</text:p>
          </table:table-cell>
          <table:table-cell table:formula="of:=[.B6]/[.C6]" office:value-type="float" office:value="13721.2040430967" calcext:value-type="float">
            <text:p>13721,2040430967</text:p>
          </table:table-cell>
          <table:table-cell table:formula="of:=20*LOG10([.D6])" office:value-type="float" office:value="82.7478444523847" calcext:value-type="float">
            <text:p>82,7478444523847</text:p>
          </table:table-cell>
          <table:table-cell office:value-type="float" office:value="-1.98" calcext:value-type="float">
            <text:p>-1,98000</text:p>
          </table:table-cell>
          <table:table-cell table:number-columns-repeated="2"/>
        </table:table-row>
        <table:table-row table:style-name="ro1">
          <table:table-cell office:value-type="float" office:value="-1.975" calcext:value-type="float">
            <text:p>-1,97500</text:p>
          </table:table-cell>
          <table:table-cell office:value-type="float" office:value="185.763" calcext:value-type="float">
            <text:p>185,763</text:p>
          </table:table-cell>
          <table:table-cell table:style-name="ce3" office:value-type="float" office:value="0.0133457" calcext:value-type="float">
            <text:p>1,33E-02</text:p>
          </table:table-cell>
          <table:table-cell table:formula="of:=[.B7]/[.C7]" office:value-type="float" office:value="13919.3148354901" calcext:value-type="float">
            <text:p>13919,3148354901</text:p>
          </table:table-cell>
          <table:table-cell table:formula="of:=20*LOG10([.D7])" office:value-type="float" office:value="82.8723571616843" calcext:value-type="float">
            <text:p>82,8723571616843</text:p>
          </table:table-cell>
          <table:table-cell office:value-type="float" office:value="-1.975" calcext:value-type="float">
            <text:p>-1,97500</text:p>
          </table:table-cell>
          <table:table-cell table:number-columns-repeated="2"/>
        </table:table-row>
        <table:table-row table:style-name="ro1">
          <table:table-cell office:value-type="float" office:value="-1.97" calcext:value-type="float">
            <text:p>-1,97000</text:p>
          </table:table-cell>
          <table:table-cell office:value-type="float" office:value="186.229" calcext:value-type="float">
            <text:p>186,229</text:p>
          </table:table-cell>
          <table:table-cell table:style-name="ce3" office:value-type="float" office:value="0.0132191" calcext:value-type="float">
            <text:p>1,32E-02</text:p>
          </table:table-cell>
          <table:table-cell table:formula="of:=[.B8]/[.C8]" office:value-type="float" office:value="14087.8728506479" calcext:value-type="float">
            <text:p>14087,8728506479</text:p>
          </table:table-cell>
          <table:table-cell table:formula="of:=20*LOG10([.D8])" office:value-type="float" office:value="82.9769084655002" calcext:value-type="float">
            <text:p>82,9769084655002</text:p>
          </table:table-cell>
          <table:table-cell office:value-type="float" office:value="-1.97" calcext:value-type="float">
            <text:p>-1,97000</text:p>
          </table:table-cell>
          <table:table-cell table:number-columns-repeated="2"/>
        </table:table-row>
        <table:table-row table:style-name="ro1">
          <table:table-cell office:value-type="float" office:value="-1.965" calcext:value-type="float">
            <text:p>-1,96500</text:p>
          </table:table-cell>
          <table:table-cell office:value-type="float" office:value="186.709" calcext:value-type="float">
            <text:p>186,709</text:p>
          </table:table-cell>
          <table:table-cell table:style-name="ce3" office:value-type="float" office:value="0.0131208" calcext:value-type="float">
            <text:p>1,31E-02</text:p>
          </table:table-cell>
          <table:table-cell table:formula="of:=[.B9]/[.C9]" office:value-type="float" office:value="14230.0012194378" calcext:value-type="float">
            <text:p>14230,0012194378</text:p>
          </table:table-cell>
          <table:table-cell table:formula="of:=20*LOG10([.D9])" office:value-type="float" office:value="83.0640987460217" calcext:value-type="float">
            <text:p>83,0640987460217</text:p>
          </table:table-cell>
          <table:table-cell office:value-type="float" office:value="-1.965" calcext:value-type="float">
            <text:p>-1,96500</text:p>
          </table:table-cell>
          <table:table-cell table:number-columns-repeated="2"/>
        </table:table-row>
        <table:table-row table:style-name="ro1">
          <table:table-cell office:value-type="float" office:value="-1.96" calcext:value-type="float">
            <text:p>-1,96000</text:p>
          </table:table-cell>
          <table:table-cell office:value-type="float" office:value="187.217" calcext:value-type="float">
            <text:p>187,217</text:p>
          </table:table-cell>
          <table:table-cell table:style-name="ce3" office:value-type="float" office:value="0.013048" calcext:value-type="float">
            <text:p>1,30E-02</text:p>
          </table:table-cell>
          <table:table-cell table:formula="of:=[.B10]/[.C10]" office:value-type="float" office:value="14348.3292458614" calcext:value-type="float">
            <text:p>14348,3292458614</text:p>
          </table:table-cell>
          <table:table-cell table:formula="of:=20*LOG10([.D10])" office:value-type="float" office:value="83.1360266742969" calcext:value-type="float">
            <text:p>83,1360266742969</text:p>
          </table:table-cell>
          <table:table-cell office:value-type="float" office:value="-1.96" calcext:value-type="float">
            <text:p>-1,96000</text:p>
          </table:table-cell>
          <table:table-cell table:number-columns-repeated="2"/>
        </table:table-row>
        <table:table-row table:style-name="ro1">
          <table:table-cell office:value-type="float" office:value="-1.955" calcext:value-type="float">
            <text:p>-1,95500</text:p>
          </table:table-cell>
          <table:table-cell office:value-type="float" office:value="187.762" calcext:value-type="float">
            <text:p>187,762</text:p>
          </table:table-cell>
          <table:table-cell table:style-name="ce3" office:value-type="float" office:value="0.0129984" calcext:value-type="float">
            <text:p>1,30E-02</text:p>
          </table:table-cell>
          <table:table-cell table:formula="of:=[.B11]/[.C11]" office:value-type="float" office:value="14445.0086164451" calcext:value-type="float">
            <text:p>14445,0086164451</text:p>
          </table:table-cell>
          <table:table-cell table:formula="of:=20*LOG10([.D11])" office:value-type="float" office:value="83.1943561047375" calcext:value-type="float">
            <text:p>83,1943561047375</text:p>
          </table:table-cell>
          <table:table-cell office:value-type="float" office:value="-1.955" calcext:value-type="float">
            <text:p>-1,95500</text:p>
          </table:table-cell>
          <table:table-cell table:number-columns-repeated="2"/>
        </table:table-row>
        <table:table-row table:style-name="ro1">
          <table:table-cell office:value-type="float" office:value="-1.95" calcext:value-type="float">
            <text:p>-1,95000</text:p>
          </table:table-cell>
          <table:table-cell office:value-type="float" office:value="188.354" calcext:value-type="float">
            <text:p>188,354</text:p>
          </table:table-cell>
          <table:table-cell table:style-name="ce3" office:value-type="float" office:value="0.0129703" calcext:value-type="float">
            <text:p>1,30E-02</text:p>
          </table:table-cell>
          <table:table-cell table:formula="of:=[.B12]/[.C12]" office:value-type="float" office:value="14521.9462926841" calcext:value-type="float">
            <text:p>14521,9462926841</text:p>
          </table:table-cell>
          <table:table-cell table:formula="of:=20*LOG10([.D12])" office:value-type="float" office:value="83.2404965249776" calcext:value-type="float">
            <text:p>83,2404965249776</text:p>
          </table:table-cell>
          <table:table-cell office:value-type="float" office:value="-1.95" calcext:value-type="float">
            <text:p>-1,95000</text:p>
          </table:table-cell>
          <table:table-cell table:number-columns-repeated="2"/>
        </table:table-row>
        <table:table-row table:style-name="ro1">
          <table:table-cell office:value-type="float" office:value="-1.945" calcext:value-type="float">
            <text:p>-1,94500</text:p>
          </table:table-cell>
          <table:table-cell office:value-type="float" office:value="189.001" calcext:value-type="float">
            <text:p>189,001</text:p>
          </table:table-cell>
          <table:table-cell table:style-name="ce3" office:value-type="float" office:value="0.0129627" calcext:value-type="float">
            <text:p>1,30E-02</text:p>
          </table:table-cell>
          <table:table-cell table:formula="of:=[.B13]/[.C13]" office:value-type="float" office:value="14580.3729161363" calcext:value-type="float">
            <text:p>14580,3729161363</text:p>
          </table:table-cell>
          <table:table-cell table:formula="of:=20*LOG10([.D13])" office:value-type="float" office:value="83.2753726378683" calcext:value-type="float">
            <text:p>83,2753726378683</text:p>
          </table:table-cell>
          <table:table-cell office:value-type="float" office:value="-1.945" calcext:value-type="float">
            <text:p>-1,94500</text:p>
          </table:table-cell>
          <table:table-cell table:number-columns-repeated="2"/>
        </table:table-row>
        <table:table-row table:style-name="ro1">
          <table:table-cell office:value-type="float" office:value="-1.94" calcext:value-type="float">
            <text:p>-1,94000</text:p>
          </table:table-cell>
          <table:table-cell office:value-type="float" office:value="189.712" calcext:value-type="float">
            <text:p>189,712</text:p>
          </table:table-cell>
          <table:table-cell table:style-name="ce3" office:value-type="float" office:value="0.0129749" calcext:value-type="float">
            <text:p>1,30E-02</text:p>
          </table:table-cell>
          <table:table-cell table:formula="of:=[.B14]/[.C14]" office:value-type="float" office:value="14621.4614370824" calcext:value-type="float">
            <text:p>14621,4614370824</text:p>
          </table:table-cell>
          <table:table-cell table:formula="of:=20*LOG10([.D14])" office:value-type="float" office:value="83.2998156635725" calcext:value-type="float">
            <text:p>83,2998156635725</text:p>
          </table:table-cell>
          <table:table-cell office:value-type="float" office:value="-1.94" calcext:value-type="float">
            <text:p>-1,94000</text:p>
          </table:table-cell>
          <table:table-cell table:number-columns-repeated="2"/>
        </table:table-row>
        <table:table-row table:style-name="ro1">
          <table:table-cell office:value-type="float" office:value="-1.935" calcext:value-type="float">
            <text:p>-1,93500</text:p>
          </table:table-cell>
          <table:table-cell office:value-type="float" office:value="190.492" calcext:value-type="float">
            <text:p>190,492</text:p>
          </table:table-cell>
          <table:table-cell table:style-name="ce3" office:value-type="float" office:value="0.0130066" calcext:value-type="float">
            <text:p>1,30E-02</text:p>
          </table:table-cell>
          <table:table-cell table:formula="of:=[.B15]/[.C15]" office:value-type="float" office:value="14645.7952116618" calcext:value-type="float">
            <text:p>14645,7952116618</text:p>
          </table:table-cell>
          <table:table-cell table:formula="of:=20*LOG10([.D15])" office:value-type="float" office:value="83.3142591443342" calcext:value-type="float">
            <text:p>83,3142591443342</text:p>
          </table:table-cell>
          <table:table-cell office:value-type="float" office:value="-1.935" calcext:value-type="float">
            <text:p>-1,93500</text:p>
          </table:table-cell>
          <table:table-cell table:number-columns-repeated="2"/>
        </table:table-row>
        <table:table-row table:style-name="ro1">
          <table:table-cell office:value-type="float" office:value="-1.93" calcext:value-type="float">
            <text:p>-1,93000</text:p>
          </table:table-cell>
          <table:table-cell office:value-type="float" office:value="191.349" calcext:value-type="float">
            <text:p>191,349</text:p>
          </table:table-cell>
          <table:table-cell table:style-name="ce4" office:value-type="float" office:value="0.0130578" calcext:value-type="float">
            <text:p>1,306E-02</text:p>
          </table:table-cell>
          <table:table-cell table:formula="of:=[.B16]/[.C16]" office:value-type="float" office:value="14653.9999081009" calcext:value-type="float">
            <text:p>14653,9999081009</text:p>
          </table:table-cell>
          <table:table-cell table:formula="of:=20*LOG10([.D16])" office:value-type="float" office:value="83.3191236895882" calcext:value-type="float">
            <text:p>83,3191236895882</text:p>
          </table:table-cell>
          <table:table-cell office:value-type="float" office:value="-1.93" calcext:value-type="float">
            <text:p>-1,93000</text:p>
          </table:table-cell>
          <table:table-cell table:number-columns-repeated="2"/>
        </table:table-row>
        <table:table-row table:style-name="ro1">
          <table:table-cell office:value-type="float" office:value="-1.925" calcext:value-type="float">
            <text:p>-1,92500</text:p>
          </table:table-cell>
          <table:table-cell office:value-type="float" office:value="192.291" calcext:value-type="float">
            <text:p>192,291</text:p>
          </table:table-cell>
          <table:table-cell table:style-name="ce3" office:value-type="float" office:value="0.0131285" calcext:value-type="float">
            <text:p>1,31E-02</text:p>
          </table:table-cell>
          <table:table-cell table:formula="of:=[.B17]/[.C17]" office:value-type="float" office:value="14646.8370339338" calcext:value-type="float">
            <text:p>14646,8370339338</text:p>
          </table:table-cell>
          <table:table-cell table:formula="of:=20*LOG10([.D17])" office:value-type="float" office:value="83.3148769893408" calcext:value-type="float">
            <text:p>83,3148769893408</text:p>
          </table:table-cell>
          <table:table-cell office:value-type="float" office:value="-1.925" calcext:value-type="float">
            <text:p>-1,92500</text:p>
          </table:table-cell>
          <table:table-cell table:number-columns-repeated="2"/>
        </table:table-row>
        <table:table-row table:style-name="ro1">
          <table:table-cell office:value-type="float" office:value="-1.92" calcext:value-type="float">
            <text:p>-1,92000</text:p>
          </table:table-cell>
          <table:table-cell office:value-type="float" office:value="193.322" calcext:value-type="float">
            <text:p>193,322</text:p>
          </table:table-cell>
          <table:table-cell table:style-name="ce3" office:value-type="float" office:value="0.0132194" calcext:value-type="float">
            <text:p>1,32E-02</text:p>
          </table:table-cell>
          <table:table-cell table:formula="of:=[.B18]/[.C18]" office:value-type="float" office:value="14624.1130459779" calcext:value-type="float">
            <text:p>14624,1130459779</text:p>
          </table:table-cell>
          <table:table-cell table:formula="of:=20*LOG10([.D18])" office:value-type="float" office:value="83.3013907109224" calcext:value-type="float">
            <text:p>83,3013907109224</text:p>
          </table:table-cell>
          <table:table-cell office:value-type="float" office:value="-1.92" calcext:value-type="float">
            <text:p>-1,92000</text:p>
          </table:table-cell>
          <table:table-cell table:number-columns-repeated="2"/>
        </table:table-row>
        <table:table-row table:style-name="ro1">
          <table:table-cell office:value-type="float" office:value="-1.915" calcext:value-type="float">
            <text:p>-1,91500</text:p>
          </table:table-cell>
          <table:table-cell office:value-type="float" office:value="194.449" calcext:value-type="float">
            <text:p>194,449</text:p>
          </table:table-cell>
          <table:table-cell table:style-name="ce3" office:value-type="float" office:value="0.0133309" calcext:value-type="float">
            <text:p>1,33E-02</text:p>
          </table:table-cell>
          <table:table-cell table:formula="of:=[.B19]/[.C19]" office:value-type="float" office:value="14586.3370065037" calcext:value-type="float">
            <text:p>14586,3370065037</text:p>
          </table:table-cell>
          <table:table-cell table:formula="of:=20*LOG10([.D19])" office:value-type="float" office:value="83.2789248678992" calcext:value-type="float">
            <text:p>83,2789248678992</text:p>
          </table:table-cell>
          <table:table-cell office:value-type="float" office:value="-1.915" calcext:value-type="float">
            <text:p>-1,91500</text:p>
          </table:table-cell>
          <table:table-cell table:number-columns-repeated="2"/>
        </table:table-row>
        <table:table-row table:style-name="ro1">
          <table:table-cell office:value-type="float" office:value="-1.91" calcext:value-type="float">
            <text:p>-1,91000</text:p>
          </table:table-cell>
          <table:table-cell office:value-type="float" office:value="195.677" calcext:value-type="float">
            <text:p>195,677</text:p>
          </table:table-cell>
          <table:table-cell table:style-name="ce3" office:value-type="float" office:value="0.0134636" calcext:value-type="float">
            <text:p>1,35E-02</text:p>
          </table:table-cell>
          <table:table-cell table:formula="of:=[.B20]/[.C20]" office:value-type="float" office:value="14533.7799696961" calcext:value-type="float">
            <text:p>14533,7799696961</text:p>
          </table:table-cell>
          <table:table-cell table:formula="of:=20*LOG10([.D20])" office:value-type="float" office:value="83.2475716204197" calcext:value-type="float">
            <text:p>83,2475716204197</text:p>
          </table:table-cell>
          <table:table-cell office:value-type="float" office:value="-1.91" calcext:value-type="float">
            <text:p>-1,91000</text:p>
          </table:table-cell>
          <table:table-cell table:number-columns-repeated="2"/>
        </table:table-row>
        <table:table-row table:style-name="ro1">
          <table:table-cell office:value-type="float" office:value="-1.905" calcext:value-type="float">
            <text:p>-1,90500</text:p>
          </table:table-cell>
          <table:table-cell office:value-type="float" office:value="197.013" calcext:value-type="float">
            <text:p>197,013</text:p>
          </table:table-cell>
          <table:table-cell table:style-name="ce3" office:value-type="float" office:value="0.0136184" calcext:value-type="float">
            <text:p>1,36E-02</text:p>
          </table:table-cell>
          <table:table-cell table:formula="of:=[.B21]/[.C21]" office:value-type="float" office:value="14466.6774364096" calcext:value-type="float">
            <text:p>14466,6774364096</text:p>
          </table:table-cell>
          <table:table-cell table:formula="of:=20*LOG10([.D21])" office:value-type="float" office:value="83.2073759620848" calcext:value-type="float">
            <text:p>83,2073759620848</text:p>
          </table:table-cell>
          <table:table-cell office:value-type="float" office:value="-1.905" calcext:value-type="float">
            <text:p>-1,90500</text:p>
          </table:table-cell>
          <table:table-cell table:number-columns-repeated="2"/>
        </table:table-row>
        <table:table-row table:style-name="ro1">
          <table:table-cell office:value-type="float" office:value="-1.9" calcext:value-type="float">
            <text:p>-1,90000</text:p>
          </table:table-cell>
          <table:table-cell office:value-type="float" office:value="198.459" calcext:value-type="float">
            <text:p>198,459</text:p>
          </table:table-cell>
          <table:table-cell table:style-name="ce3" office:value-type="float" office:value="0.0137961" calcext:value-type="float">
            <text:p>1,38E-02</text:p>
          </table:table-cell>
          <table:table-cell table:formula="of:=[.B22]/[.C22]" office:value-type="float" office:value="14385.1523256573" calcext:value-type="float">
            <text:p>14385,1523256573</text:p>
          </table:table-cell>
          <table:table-cell table:formula="of:=20*LOG10([.D22])" office:value-type="float" office:value="83.1582893006717" calcext:value-type="float">
            <text:p>83,1582893006717</text:p>
          </table:table-cell>
          <table:table-cell office:value-type="float" office:value="-1.9" calcext:value-type="float">
            <text:p>-1,90000</text:p>
          </table:table-cell>
          <table:table-cell table:number-columns-repeated="2"/>
        </table:table-row>
        <table:table-row table:style-name="ro1">
          <table:table-cell office:value-type="float" office:value="-1.895" calcext:value-type="float">
            <text:p>-1,89500</text:p>
          </table:table-cell>
          <table:table-cell office:value-type="float" office:value="200.021" calcext:value-type="float">
            <text:p>200,021</text:p>
          </table:table-cell>
          <table:table-cell table:style-name="ce3" office:value-type="float" office:value="0.0139976" calcext:value-type="float">
            <text:p>1,40E-02</text:p>
          </table:table-cell>
          <table:table-cell table:formula="of:=[.B23]/[.C23]" office:value-type="float" office:value="14289.6639423901" calcext:value-type="float">
            <text:p>14289,6639423901</text:p>
          </table:table-cell>
          <table:table-cell table:formula="of:=20*LOG10([.D23])" office:value-type="float" office:value="83.1004403075455" calcext:value-type="float">
            <text:p>83,1004403075455</text:p>
          </table:table-cell>
          <table:table-cell office:value-type="float" office:value="-1.895" calcext:value-type="float">
            <text:p>-1,89500</text:p>
          </table:table-cell>
          <table:table-cell table:number-columns-repeated="2"/>
        </table:table-row>
        <table:table-row table:style-name="ro1">
          <table:table-cell office:value-type="float" office:value="-1.89" calcext:value-type="float">
            <text:p>-1,89000</text:p>
          </table:table-cell>
          <table:table-cell office:value-type="float" office:value="201.703" calcext:value-type="float">
            <text:p>201,703</text:p>
          </table:table-cell>
          <table:table-cell table:style-name="ce3" office:value-type="float" office:value="0.0142238" calcext:value-type="float">
            <text:p>1,42E-02</text:p>
          </table:table-cell>
          <table:table-cell table:formula="of:=[.B24]/[.C24]" office:value-type="float" office:value="14180.6690195306" calcext:value-type="float">
            <text:p>14180,6690195306</text:p>
          </table:table-cell>
          <table:table-cell table:formula="of:=20*LOG10([.D24])" office:value-type="float" office:value="83.0339344119148" calcext:value-type="float">
            <text:p>83,0339344119148</text:p>
          </table:table-cell>
          <table:table-cell office:value-type="float" office:value="-1.89" calcext:value-type="float">
            <text:p>-1,89000</text:p>
          </table:table-cell>
          <table:table-cell table:number-columns-repeated="2"/>
        </table:table-row>
        <table:table-row table:style-name="ro1">
          <table:table-cell office:value-type="float" office:value="-1.885" calcext:value-type="float">
            <text:p>-1,88500</text:p>
          </table:table-cell>
          <table:table-cell office:value-type="float" office:value="203.505" calcext:value-type="float">
            <text:p>203,505</text:p>
          </table:table-cell>
          <table:table-cell table:style-name="ce3" office:value-type="float" office:value="0.0144759" calcext:value-type="float">
            <text:p>1,45E-02</text:p>
          </table:table-cell>
          <table:table-cell table:formula="of:=[.B25]/[.C25]" office:value-type="float" office:value="14058.1932729571" calcext:value-type="float">
            <text:p>14058,1932729571</text:p>
          </table:table-cell>
          <table:table-cell table:formula="of:=20*LOG10([.D25])" office:value-type="float" office:value="82.9585901946097" calcext:value-type="float">
            <text:p>82,9585901946097</text:p>
          </table:table-cell>
          <table:table-cell office:value-type="float" office:value="-1.885" calcext:value-type="float">
            <text:p>-1,88500</text:p>
          </table:table-cell>
          <table:table-cell table:number-columns-repeated="2"/>
        </table:table-row>
        <table:table-row table:style-name="ro1">
          <table:table-cell office:value-type="float" office:value="-1.88" calcext:value-type="float">
            <text:p>-1,88000</text:p>
          </table:table-cell>
          <table:table-cell office:value-type="float" office:value="205.43" calcext:value-type="float">
            <text:p>205,430</text:p>
          </table:table-cell>
          <table:table-cell table:style-name="ce3" office:value-type="float" office:value="0.0147549" calcext:value-type="float">
            <text:p>1,48E-02</text:p>
          </table:table-cell>
          <table:table-cell table:formula="of:=[.B26]/[.C26]" office:value-type="float" office:value="13922.8324149943" calcext:value-type="float">
            <text:p>13922,8324149943</text:p>
          </table:table-cell>
          <table:table-cell table:formula="of:=20*LOG10([.D26])" office:value-type="float" office:value="82.8745519139249" calcext:value-type="float">
            <text:p>82,8745519139249</text:p>
          </table:table-cell>
          <table:table-cell office:value-type="float" office:value="-1.88" calcext:value-type="float">
            <text:p>-1,88000</text:p>
          </table:table-cell>
          <table:table-cell table:number-columns-repeated="2"/>
        </table:table-row>
        <table:table-row table:style-name="ro1">
          <table:table-cell office:value-type="float" office:value="-1.875" calcext:value-type="float">
            <text:p>-1,87500</text:p>
          </table:table-cell>
          <table:table-cell office:value-type="float" office:value="207.476" calcext:value-type="float">
            <text:p>207,476</text:p>
          </table:table-cell>
          <table:table-cell table:style-name="ce3" office:value-type="float" office:value="0.0150617" calcext:value-type="float">
            <text:p>1,51E-02</text:p>
          </table:table-cell>
          <table:table-cell table:formula="of:=[.B27]/[.C27]" office:value-type="float" office:value="13775.0718710371" calcext:value-type="float">
            <text:p>13775,0718710371</text:p>
          </table:table-cell>
          <table:table-cell table:formula="of:=20*LOG10([.D27])" office:value-type="float" office:value="82.7818774689714" calcext:value-type="float">
            <text:p>82,7818774689714</text:p>
          </table:table-cell>
          <table:table-cell office:value-type="float" office:value="-1.875" calcext:value-type="float">
            <text:p>-1,87500</text:p>
          </table:table-cell>
          <table:table-cell table:number-columns-repeated="2"/>
        </table:table-row>
        <table:table-row table:style-name="ro1">
          <table:table-cell office:value-type="float" office:value="-1.87" calcext:value-type="float">
            <text:p>-1,87000</text:p>
          </table:table-cell>
          <table:table-cell office:value-type="float" office:value="209.642" calcext:value-type="float">
            <text:p>209,642</text:p>
          </table:table-cell>
          <table:table-cell table:style-name="ce3" office:value-type="float" office:value="0.0153976" calcext:value-type="float">
            <text:p>1,54E-02</text:p>
          </table:table-cell>
          <table:table-cell table:formula="of:=[.B28]/[.C28]" office:value-type="float" office:value="13615.2387385047" calcext:value-type="float">
            <text:p>13615,2387385047</text:p>
          </table:table-cell>
          <table:table-cell table:formula="of:=20*LOG10([.D28])" office:value-type="float" office:value="82.6805052189272" calcext:value-type="float">
            <text:p>82,6805052189272</text:p>
          </table:table-cell>
          <table:table-cell office:value-type="float" office:value="-1.87" calcext:value-type="float">
            <text:p>-1,87000</text:p>
          </table:table-cell>
          <table:table-cell table:number-columns-repeated="2"/>
        </table:table-row>
        <table:table-row table:style-name="ro1">
          <table:table-cell office:value-type="float" office:value="-1.865" calcext:value-type="float">
            <text:p>-1,86500</text:p>
          </table:table-cell>
          <table:table-cell office:value-type="float" office:value="211.925" calcext:value-type="float">
            <text:p>211,925</text:p>
          </table:table-cell>
          <table:table-cell table:style-name="ce3" office:value-type="float" office:value="0.0157638" calcext:value-type="float">
            <text:p>1,58E-02</text:p>
          </table:table-cell>
          <table:table-cell table:formula="of:=[.B29]/[.C29]" office:value-type="float" office:value="13443.776246844" calcext:value-type="float">
            <text:p>13443,776246844</text:p>
          </table:table-cell>
          <table:table-cell table:formula="of:=20*LOG10([.D29])" office:value-type="float" office:value="82.5704255124712" calcext:value-type="float">
            <text:p>82,5704255124712</text:p>
          </table:table-cell>
          <table:table-cell office:value-type="float" office:value="-1.865" calcext:value-type="float">
            <text:p>-1,86500</text:p>
          </table:table-cell>
          <table:table-cell table:number-columns-repeated="2"/>
        </table:table-row>
        <table:table-row table:style-name="ro1">
          <table:table-cell office:value-type="float" office:value="-1.86" calcext:value-type="float">
            <text:p>-1,86000</text:p>
          </table:table-cell>
          <table:table-cell office:value-type="float" office:value="214.318" calcext:value-type="float">
            <text:p>214,318</text:p>
          </table:table-cell>
          <table:table-cell table:style-name="ce3" office:value-type="float" office:value="0.0161614" calcext:value-type="float">
            <text:p>1,62E-02</text:p>
          </table:table-cell>
          <table:table-cell table:formula="of:=[.B30]/[.C30]" office:value-type="float" office:value="13261.1036172609" calcext:value-type="float">
            <text:p>13261,1036172609</text:p>
          </table:table-cell>
          <table:table-cell table:formula="of:=20*LOG10([.D30])" office:value-type="float" office:value="82.4515933696737" calcext:value-type="float">
            <text:p>82,4515933696737</text:p>
          </table:table-cell>
          <table:table-cell office:value-type="float" office:value="-1.86" calcext:value-type="float">
            <text:p>-1,86000</text:p>
          </table:table-cell>
          <table:table-cell table:number-columns-repeated="2"/>
        </table:table-row>
        <table:table-row table:style-name="ro1">
          <table:table-cell office:value-type="float" office:value="-1.855" calcext:value-type="float">
            <text:p>-1,85500</text:p>
          </table:table-cell>
          <table:table-cell office:value-type="float" office:value="216.812" calcext:value-type="float">
            <text:p>216,812</text:p>
          </table:table-cell>
          <table:table-cell table:style-name="ce3" office:value-type="float" office:value="0.0165916" calcext:value-type="float">
            <text:p>1,66E-02</text:p>
          </table:table-cell>
          <table:table-cell table:formula="of:=[.B31]/[.C31]" office:value-type="float" office:value="13067.5763639432" calcext:value-type="float">
            <text:p>13067,5763639432</text:p>
          </table:table-cell>
          <table:table-cell table:formula="of:=20*LOG10([.D31])" office:value-type="float" office:value="82.323900933907" calcext:value-type="float">
            <text:p>82,323900933907</text:p>
          </table:table-cell>
          <table:table-cell office:value-type="float" office:value="-1.855" calcext:value-type="float">
            <text:p>-1,85500</text:p>
          </table:table-cell>
          <table:table-cell table:number-columns-repeated="2"/>
        </table:table-row>
        <table:table-row table:style-name="ro1">
          <table:table-cell office:value-type="float" office:value="-1.85" calcext:value-type="float">
            <text:p>-1,85000</text:p>
          </table:table-cell>
          <table:table-cell office:value-type="float" office:value="219.399" calcext:value-type="float">
            <text:p>219,399</text:p>
          </table:table-cell>
          <table:table-cell table:style-name="ce3" office:value-type="float" office:value="0.0170556" calcext:value-type="float">
            <text:p>1,71E-02</text:p>
          </table:table-cell>
          <table:table-cell table:formula="of:=[.B32]/[.C32]" office:value-type="float" office:value="12863.7514951101" calcext:value-type="float">
            <text:p>12863,7514951101</text:p>
          </table:table-cell>
          <table:table-cell table:formula="of:=20*LOG10([.D32])" office:value-type="float" office:value="82.1873528337081" calcext:value-type="float">
            <text:p>82,1873528337081</text:p>
          </table:table-cell>
          <table:table-cell office:value-type="float" office:value="-1.85" calcext:value-type="float">
            <text:p>-1,85000</text:p>
          </table:table-cell>
          <table:table-cell table:number-columns-repeated="2"/>
        </table:table-row>
        <table:table-row table:style-name="ro1">
          <table:table-cell office:value-type="float" office:value="-1.845" calcext:value-type="float">
            <text:p>-1,84500</text:p>
          </table:table-cell>
          <table:table-cell office:value-type="float" office:value="222.065" calcext:value-type="float">
            <text:p>222,065</text:p>
          </table:table-cell>
          <table:table-cell table:style-name="ce3" office:value-type="float" office:value="0.0175547" calcext:value-type="float">
            <text:p>1,76E-02</text:p>
          </table:table-cell>
          <table:table-cell table:formula="of:=[.B33]/[.C33]" office:value-type="float" office:value="12649.8886338132" calcext:value-type="float">
            <text:p>12649,8886338132</text:p>
          </table:table-cell>
          <table:table-cell table:formula="of:=20*LOG10([.D33])" office:value-type="float" office:value="82.041734042358" calcext:value-type="float">
            <text:p>82,041734042358</text:p>
          </table:table-cell>
          <table:table-cell office:value-type="float" office:value="-1.845" calcext:value-type="float">
            <text:p>-1,84500</text:p>
          </table:table-cell>
          <table:table-cell table:number-columns-repeated="2"/>
        </table:table-row>
        <table:table-row table:style-name="ro1">
          <table:table-cell office:value-type="float" office:value="-1.84" calcext:value-type="float">
            <text:p>-1,84000</text:p>
          </table:table-cell>
          <table:table-cell office:value-type="float" office:value="224.796" calcext:value-type="float">
            <text:p>224,796</text:p>
          </table:table-cell>
          <table:table-cell table:style-name="ce3" office:value-type="float" office:value="0.0180899" calcext:value-type="float">
            <text:p>1,81E-02</text:p>
          </table:table-cell>
          <table:table-cell table:formula="of:=[.B34]/[.C34]" office:value-type="float" office:value="12426.6026898988" calcext:value-type="float">
            <text:p>12426,6026898988</text:p>
          </table:table-cell>
          <table:table-cell table:formula="of:=20*LOG10([.D34])" office:value-type="float" office:value="81.8870482611736" calcext:value-type="float">
            <text:p>81,8870482611736</text:p>
          </table:table-cell>
          <table:table-cell office:value-type="float" office:value="-1.84" calcext:value-type="float">
            <text:p>-1,84000</text:p>
          </table:table-cell>
          <table:table-cell table:number-columns-repeated="2"/>
        </table:table-row>
        <table:table-row table:style-name="ro1">
          <table:table-cell office:value-type="float" office:value="-1.835" calcext:value-type="float">
            <text:p>-1,83500</text:p>
          </table:table-cell>
          <table:table-cell office:value-type="float" office:value="227.575" calcext:value-type="float">
            <text:p>227,575</text:p>
          </table:table-cell>
          <table:table-cell table:style-name="ce3" office:value-type="float" office:value="0.0186623" calcext:value-type="float">
            <text:p>1,87E-02</text:p>
          </table:table-cell>
          <table:table-cell table:formula="of:=[.B35]/[.C35]" office:value-type="float" office:value="12194.3704688061" calcext:value-type="float">
            <text:p>12194,3704688061</text:p>
          </table:table-cell>
          <table:table-cell table:formula="of:=20*LOG10([.D35])" office:value-type="float" office:value="81.7231876977827" calcext:value-type="float">
            <text:p>81,7231876977827</text:p>
          </table:table-cell>
          <table:table-cell office:value-type="float" office:value="-1.835" calcext:value-type="float">
            <text:p>-1,83500</text:p>
          </table:table-cell>
          <table:table-cell table:number-columns-repeated="2"/>
        </table:table-row>
        <table:table-row table:style-name="ro1">
          <table:table-cell office:value-type="float" office:value="-1.83" calcext:value-type="float">
            <text:p>-1,83000</text:p>
          </table:table-cell>
          <table:table-cell office:value-type="float" office:value="230.385" calcext:value-type="float">
            <text:p>230,385</text:p>
          </table:table-cell>
          <table:table-cell table:style-name="ce3" office:value-type="float" office:value="0.0192731" calcext:value-type="float">
            <text:p>1,93E-02</text:p>
          </table:table-cell>
          <table:table-cell table:formula="of:=[.B36]/[.C36]" office:value-type="float" office:value="11953.7074990531" calcext:value-type="float">
            <text:p>11953,7074990531</text:p>
          </table:table-cell>
          <table:table-cell table:formula="of:=20*LOG10([.D36])" office:value-type="float" office:value="81.5500524933941" calcext:value-type="float">
            <text:p>81,5500524933941</text:p>
          </table:table-cell>
          <table:table-cell office:value-type="float" office:value="-1.83" calcext:value-type="float">
            <text:p>-1,83000</text:p>
          </table:table-cell>
          <table:table-cell table:number-columns-repeated="2"/>
        </table:table-row>
        <table:table-row table:style-name="ro1">
          <table:table-cell office:value-type="float" office:value="-1.825" calcext:value-type="float">
            <text:p>-1,82500</text:p>
          </table:table-cell>
          <table:table-cell office:value-type="float" office:value="233.205" calcext:value-type="float">
            <text:p>233,205</text:p>
          </table:table-cell>
          <table:table-cell table:style-name="ce3" office:value-type="float" office:value="0.0199228" calcext:value-type="float">
            <text:p>1,99E-02</text:p>
          </table:table-cell>
          <table:table-cell table:formula="of:=[.B37]/[.C37]" office:value-type="float" office:value="11705.4329712691" calcext:value-type="float">
            <text:p>11705,4329712691</text:p>
          </table:table-cell>
          <table:table-cell table:formula="of:=20*LOG10([.D37])" office:value-type="float" office:value="81.3677496482313" calcext:value-type="float">
            <text:p>81,3677496482313</text:p>
          </table:table-cell>
          <table:table-cell office:value-type="float" office:value="-1.825" calcext:value-type="float">
            <text:p>-1,82500</text:p>
          </table:table-cell>
          <table:table-cell table:number-columns-repeated="2"/>
        </table:table-row>
        <table:table-row table:style-name="ro1">
          <table:table-cell office:value-type="float" office:value="-1.82" calcext:value-type="float">
            <text:p>-1,82000</text:p>
          </table:table-cell>
          <table:table-cell office:value-type="float" office:value="236.016" calcext:value-type="float">
            <text:p>236,016</text:p>
          </table:table-cell>
          <table:table-cell table:style-name="ce3" office:value-type="float" office:value="0.0206122" calcext:value-type="float">
            <text:p>2,06E-02</text:p>
          </table:table-cell>
          <table:table-cell table:formula="of:=[.B38]/[.C38]" office:value-type="float" office:value="11450.3061293797" calcext:value-type="float">
            <text:p>11450,3061293797</text:p>
          </table:table-cell>
          <table:table-cell table:formula="of:=20*LOG10([.D38])" office:value-type="float" office:value="81.1763419580126" calcext:value-type="float">
            <text:p>81,1763419580126</text:p>
          </table:table-cell>
          <table:table-cell office:value-type="float" office:value="-1.82" calcext:value-type="float">
            <text:p>-1,82000</text:p>
          </table:table-cell>
          <table:table-cell table:number-columns-repeated="2"/>
        </table:table-row>
        <table:table-row table:style-name="ro1">
          <table:table-cell office:value-type="float" office:value="-1.815" calcext:value-type="float">
            <text:p>-1,81500</text:p>
          </table:table-cell>
          <table:table-cell office:value-type="float" office:value="238.793" calcext:value-type="float">
            <text:p>238,793</text:p>
          </table:table-cell>
          <table:table-cell table:style-name="ce3" office:value-type="float" office:value="0.0213414" calcext:value-type="float">
            <text:p>2,13E-02</text:p>
          </table:table-cell>
          <table:table-cell table:formula="of:=[.B39]/[.C39]" office:value-type="float" office:value="11189.1909621674" calcext:value-type="float">
            <text:p>11189,1909621674</text:p>
          </table:table-cell>
          <table:table-cell table:formula="of:=20*LOG10([.D39])" office:value-type="float" office:value="80.9759737173969" calcext:value-type="float">
            <text:p>80,9759737173969</text:p>
          </table:table-cell>
          <table:table-cell office:value-type="float" office:value="-1.815" calcext:value-type="float">
            <text:p>-1,81500</text:p>
          </table:table-cell>
          <table:table-cell table:number-columns-repeated="2"/>
        </table:table-row>
        <table:table-row table:style-name="ro1">
          <table:table-cell office:value-type="float" office:value="-1.81" calcext:value-type="float">
            <text:p>-1,81000</text:p>
          </table:table-cell>
          <table:table-cell office:value-type="float" office:value="241.517" calcext:value-type="float">
            <text:p>241,517</text:p>
          </table:table-cell>
          <table:table-cell table:style-name="ce3" office:value-type="float" office:value="0.0221107" calcext:value-type="float">
            <text:p>2,21E-02</text:p>
          </table:table-cell>
          <table:table-cell table:formula="of:=[.B40]/[.C40]" office:value-type="float" office:value="10923.0824894734" calcext:value-type="float">
            <text:p>10923,0824894734</text:p>
          </table:table-cell>
          <table:table-cell table:formula="of:=20*LOG10([.D40])" office:value-type="float" office:value="80.7669042678498" calcext:value-type="float">
            <text:p>80,7669042678498</text:p>
          </table:table-cell>
          <table:table-cell office:value-type="float" office:value="-1.81" calcext:value-type="float">
            <text:p>-1,81000</text:p>
          </table:table-cell>
          <table:table-cell table:number-columns-repeated="2"/>
        </table:table-row>
        <table:table-row table:style-name="ro1">
          <table:table-cell office:value-type="float" office:value="-1.805" calcext:value-type="float">
            <text:p>-1,80500</text:p>
          </table:table-cell>
          <table:table-cell office:value-type="float" office:value="244.165" calcext:value-type="float">
            <text:p>244,165</text:p>
          </table:table-cell>
          <table:table-cell table:style-name="ce3" office:value-type="float" office:value="0.0229195" calcext:value-type="float">
            <text:p>2,29E-02</text:p>
          </table:table-cell>
          <table:table-cell table:formula="of:=[.B41]/[.C41]" office:value-type="float" office:value="10653.1556098519" calcext:value-type="float">
            <text:p>10653,1556098519</text:p>
          </table:table-cell>
          <table:table-cell table:formula="of:=20*LOG10([.D41])" office:value-type="float" office:value="80.5495654154963" calcext:value-type="float">
            <text:p>80,5495654154963</text:p>
          </table:table-cell>
          <table:table-cell office:value-type="float" office:value="-1.805" calcext:value-type="float">
            <text:p>-1,80500</text:p>
          </table:table-cell>
          <table:table-cell table:number-columns-repeated="2"/>
        </table:table-row>
        <table:table-row table:style-name="ro1">
          <table:table-cell office:value-type="float" office:value="-1.8" calcext:value-type="float">
            <text:p>-1,80000</text:p>
          </table:table-cell>
          <table:table-cell office:value-type="float" office:value="246.715" calcext:value-type="float">
            <text:p>246,715</text:p>
          </table:table-cell>
          <table:table-cell table:style-name="ce3" office:value-type="float" office:value="0.0237667" calcext:value-type="float">
            <text:p>2,38E-02</text:p>
          </table:table-cell>
          <table:table-cell table:formula="of:=[.B42]/[.C42]" office:value-type="float" office:value="10380.70072833" calcext:value-type="float">
            <text:p>10380,70072833</text:p>
          </table:table-cell>
          <table:table-cell table:formula="of:=20*LOG10([.D42])" office:value-type="float" office:value="80.3245334135541" calcext:value-type="float">
            <text:p>80,3245334135541</text:p>
          </table:table-cell>
          <table:table-cell office:value-type="float" office:value="-1.8" calcext:value-type="float">
            <text:p>-1,80000</text:p>
          </table:table-cell>
          <table:table-cell table:number-columns-repeated="2"/>
        </table:table-row>
        <table:table-row table:style-name="ro1">
          <table:table-cell office:value-type="float" office:value="-1.795" calcext:value-type="float">
            <text:p>-1,79500</text:p>
          </table:table-cell>
          <table:table-cell office:value-type="float" office:value="249.147" calcext:value-type="float">
            <text:p>249,147</text:p>
          </table:table-cell>
          <table:table-cell table:style-name="ce3" office:value-type="float" office:value="0.024651" calcext:value-type="float">
            <text:p>2,47E-02</text:p>
          </table:table-cell>
          <table:table-cell table:formula="of:=[.B43]/[.C43]" office:value-type="float" office:value="10106.9733479372" calcext:value-type="float">
            <text:p>10106,9733479372</text:p>
          </table:table-cell>
          <table:table-cell table:formula="of:=20*LOG10([.D43])" office:value-type="float" office:value="80.0924224093771" calcext:value-type="float">
            <text:p>80,0924224093771</text:p>
          </table:table-cell>
          <table:table-cell office:value-type="float" office:value="-1.795" calcext:value-type="float">
            <text:p>-1,79500</text:p>
          </table:table-cell>
          <table:table-cell table:number-columns-repeated="2"/>
        </table:table-row>
        <table:table-row table:style-name="ro1">
          <table:table-cell office:value-type="float" office:value="-1.79" calcext:value-type="float">
            <text:p>-1,79000</text:p>
          </table:table-cell>
          <table:table-cell office:value-type="float" office:value="251.442" calcext:value-type="float">
            <text:p>251,442</text:p>
          </table:table-cell>
          <table:table-cell table:style-name="ce3" office:value-type="float" office:value="0.0255702" calcext:value-type="float">
            <text:p>2,56E-02</text:p>
          </table:table-cell>
          <table:table-cell table:formula="of:=[.B44]/[.C44]" office:value-type="float" office:value="9833.39981697445" calcext:value-type="float">
            <text:p>9833,39981697445</text:p>
          </table:table-cell>
          <table:table-cell table:formula="of:=20*LOG10([.D44])" office:value-type="float" office:value="79.8540739506904" calcext:value-type="float">
            <text:p>79,8540739506904</text:p>
          </table:table-cell>
          <table:table-cell office:value-type="float" office:value="-1.79" calcext:value-type="float">
            <text:p>-1,79000</text:p>
          </table:table-cell>
          <table:table-cell table:number-columns-repeated="2"/>
        </table:table-row>
        <table:table-row table:style-name="ro1">
          <table:table-cell office:value-type="float" office:value="-1.785" calcext:value-type="float">
            <text:p>-1,78500</text:p>
          </table:table-cell>
          <table:table-cell office:value-type="float" office:value="253.582" calcext:value-type="float">
            <text:p>253,582</text:p>
          </table:table-cell>
          <table:table-cell table:style-name="ce3" office:value-type="float" office:value="0.0265214" calcext:value-type="float">
            <text:p>2,65E-02</text:p>
          </table:table-cell>
          <table:table-cell table:formula="of:=[.B45]/[.C45]" office:value-type="float" office:value="9561.41078525266" calcext:value-type="float">
            <text:p>9561,41078525266</text:p>
          </table:table-cell>
          <table:table-cell table:formula="of:=20*LOG10([.D45])" office:value-type="float" office:value="79.6104395422721" calcext:value-type="float">
            <text:p>79,6104395422721</text:p>
          </table:table-cell>
          <table:table-cell office:value-type="float" office:value="-1.785" calcext:value-type="float">
            <text:p>-1,78500</text:p>
          </table:table-cell>
          <table:table-cell table:number-columns-repeated="2"/>
        </table:table-row>
        <table:table-row table:style-name="ro1">
          <table:table-cell office:value-type="float" office:value="-1.78" calcext:value-type="float">
            <text:p>-1,78000</text:p>
          </table:table-cell>
          <table:table-cell office:value-type="float" office:value="255.551" calcext:value-type="float">
            <text:p>255,551</text:p>
          </table:table-cell>
          <table:table-cell table:style-name="ce3" office:value-type="float" office:value="0.027501" calcext:value-type="float">
            <text:p>2,75E-02</text:p>
          </table:table-cell>
          <table:table-cell table:formula="of:=[.B46]/[.C46]" office:value-type="float" office:value="9292.42572997345" calcext:value-type="float">
            <text:p>9292,42572997345</text:p>
          </table:table-cell>
          <table:table-cell table:formula="of:=20*LOG10([.D46])" office:value-type="float" office:value="79.3625819733664" calcext:value-type="float">
            <text:p>79,3625819733664</text:p>
          </table:table-cell>
          <table:table-cell office:value-type="float" office:value="-1.78" calcext:value-type="float">
            <text:p>-1,78000</text:p>
          </table:table-cell>
          <table:table-cell table:number-columns-repeated="2"/>
        </table:table-row>
        <table:table-row table:style-name="ro1">
          <table:table-cell office:value-type="float" office:value="-1.775" calcext:value-type="float">
            <text:p>-1,77500</text:p>
          </table:table-cell>
          <table:table-cell office:value-type="float" office:value="257.337" calcext:value-type="float">
            <text:p>257,337</text:p>
          </table:table-cell>
          <table:table-cell table:style-name="ce3" office:value-type="float" office:value="0.0285053" calcext:value-type="float">
            <text:p>2,85E-02</text:p>
          </table:table-cell>
          <table:table-cell table:formula="of:=[.B47]/[.C47]" office:value-type="float" office:value="9027.68958755039" calcext:value-type="float">
            <text:p>9027,68958755039</text:p>
          </table:table-cell>
          <table:table-cell table:formula="of:=20*LOG10([.D47])" office:value-type="float" office:value="79.1115323534143" calcext:value-type="float">
            <text:p>79,1115323534143</text:p>
          </table:table-cell>
          <table:table-cell office:value-type="float" office:value="-1.775" calcext:value-type="float">
            <text:p>-1,77500</text:p>
          </table:table-cell>
          <table:table-cell table:number-columns-repeated="2"/>
        </table:table-row>
        <table:table-row table:style-name="ro1">
          <table:table-cell office:value-type="float" office:value="-1.77" calcext:value-type="float">
            <text:p>-1,77000</text:p>
          </table:table-cell>
          <table:table-cell office:value-type="float" office:value="258.926" calcext:value-type="float">
            <text:p>258,926</text:p>
          </table:table-cell>
          <table:table-cell table:style-name="ce3" office:value-type="float" office:value="0.0295291" calcext:value-type="float">
            <text:p>2,95E-02</text:p>
          </table:table-cell>
          <table:table-cell table:formula="of:=[.B48]/[.C48]" office:value-type="float" office:value="8768.50293439353" calcext:value-type="float">
            <text:p>8768,50293439353</text:p>
          </table:table-cell>
          <table:table-cell table:formula="of:=20*LOG10([.D48])" office:value-type="float" office:value="78.8585090330425" calcext:value-type="float">
            <text:p>78,8585090330425</text:p>
          </table:table-cell>
          <table:table-cell office:value-type="float" office:value="-1.77" calcext:value-type="float">
            <text:p>-1,77000</text:p>
          </table:table-cell>
          <table:table-cell table:number-columns-repeated="2"/>
        </table:table-row>
        <table:table-row table:style-name="ro1">
          <table:table-cell office:value-type="float" office:value="-1.765" calcext:value-type="float">
            <text:p>-1,76500</text:p>
          </table:table-cell>
          <table:table-cell office:value-type="float" office:value="260.311" calcext:value-type="float">
            <text:p>260,311</text:p>
          </table:table-cell>
          <table:table-cell table:style-name="ce3" office:value-type="float" office:value="0.0305676" calcext:value-type="float">
            <text:p>3,06E-02</text:p>
          </table:table-cell>
          <table:table-cell table:formula="of:=[.B49]/[.C49]" office:value-type="float" office:value="8515.91227312579" calcext:value-type="float">
            <text:p>8515,91227312579</text:p>
          </table:table-cell>
          <table:table-cell table:formula="of:=20*LOG10([.D49])" office:value-type="float" office:value="78.6046235778865" calcext:value-type="float">
            <text:p>78,6046235778865</text:p>
          </table:table-cell>
          <table:table-cell office:value-type="float" office:value="-1.765" calcext:value-type="float">
            <text:p>-1,76500</text:p>
          </table:table-cell>
          <table:table-cell table:number-columns-repeated="2"/>
        </table:table-row>
        <table:table-row table:style-name="ro1">
          <table:table-cell office:value-type="float" office:value="-1.76" calcext:value-type="float">
            <text:p>-1,76000</text:p>
          </table:table-cell>
          <table:table-cell office:value-type="float" office:value="261.484" calcext:value-type="float">
            <text:p>261,484</text:p>
          </table:table-cell>
          <table:table-cell table:style-name="ce3" office:value-type="float" office:value="0.0316148" calcext:value-type="float">
            <text:p>3,16E-02</text:p>
          </table:table-cell>
          <table:table-cell table:formula="of:=[.B50]/[.C50]" office:value-type="float" office:value="8270.93639687741" calcext:value-type="float">
            <text:p>8270,93639687741</text:p>
          </table:table-cell>
          <table:table-cell table:formula="of:=20*LOG10([.D50])" office:value-type="float" office:value="78.3510936226715" calcext:value-type="float">
            <text:p>78,3510936226715</text:p>
          </table:table-cell>
          <table:table-cell office:value-type="float" office:value="-1.76" calcext:value-type="float">
            <text:p>-1,76000</text:p>
          </table:table-cell>
          <table:table-cell table:number-columns-repeated="2"/>
        </table:table-row>
        <table:table-row table:style-name="ro1">
          <table:table-cell office:value-type="float" office:value="-1.755" calcext:value-type="float">
            <text:p>-1,75500</text:p>
          </table:table-cell>
          <table:table-cell office:value-type="float" office:value="262.441" calcext:value-type="float">
            <text:p>262,441</text:p>
          </table:table-cell>
          <table:table-cell table:style-name="ce3" office:value-type="float" office:value="0.0326651" calcext:value-type="float">
            <text:p>3,27E-02</text:p>
          </table:table-cell>
          <table:table-cell table:formula="of:=[.B51]/[.C51]" office:value-type="float" office:value="8034.29348142207" calcext:value-type="float">
            <text:p>8034,29348142207</text:p>
          </table:table-cell>
          <table:table-cell table:formula="of:=20*LOG10([.D51])" office:value-type="float" office:value="78.0989538370198" calcext:value-type="float">
            <text:p>78,0989538370198</text:p>
          </table:table-cell>
          <table:table-cell office:value-type="float" office:value="-1.755" calcext:value-type="float">
            <text:p>-1,75500</text:p>
          </table:table-cell>
          <table:table-cell table:number-columns-repeated="2"/>
        </table:table-row>
        <table:table-row table:style-name="ro1">
          <table:table-cell office:value-type="float" office:value="-1.75" calcext:value-type="float">
            <text:p>-1,75000</text:p>
          </table:table-cell>
          <table:table-cell office:value-type="float" office:value="263.18" calcext:value-type="float">
            <text:p>263,180</text:p>
          </table:table-cell>
          <table:table-cell table:style-name="ce3" office:value-type="float" office:value="0.0337127" calcext:value-type="float">
            <text:p>3,37E-02</text:p>
          </table:table-cell>
          <table:table-cell table:formula="of:=[.B52]/[.C52]" office:value-type="float" office:value="7806.55361332673" calcext:value-type="float">
            <text:p>7806,55361332673</text:p>
          </table:table-cell>
          <table:table-cell table:formula="of:=20*LOG10([.D52])" office:value-type="float" office:value="77.8491869334919" calcext:value-type="float">
            <text:p>77,8491869334919</text:p>
          </table:table-cell>
          <table:table-cell office:value-type="float" office:value="-1.75" calcext:value-type="float">
            <text:p>-1,75000</text:p>
          </table:table-cell>
          <table:table-cell table:number-columns-repeated="2"/>
        </table:table-row>
        <table:table-row table:style-name="ro1">
          <table:table-cell office:value-type="float" office:value="-1.745" calcext:value-type="float">
            <text:p>-1,74500</text:p>
          </table:table-cell>
          <table:table-cell office:value-type="float" office:value="263.699" calcext:value-type="float">
            <text:p>263,699</text:p>
          </table:table-cell>
          <table:table-cell table:style-name="ce3" office:value-type="float" office:value="0.0347518" calcext:value-type="float">
            <text:p>3,48E-02</text:p>
          </table:table-cell>
          <table:table-cell table:formula="of:=[.B53]/[.C53]" office:value-type="float" office:value="7588.06738068244" calcext:value-type="float">
            <text:p>7588,06738068244</text:p>
          </table:table-cell>
          <table:table-cell table:formula="of:=20*LOG10([.D53])" office:value-type="float" office:value="77.6026235738229" calcext:value-type="float">
            <text:p>77,6026235738229</text:p>
          </table:table-cell>
          <table:table-cell office:value-type="float" office:value="-1.745" calcext:value-type="float">
            <text:p>-1,74500</text:p>
          </table:table-cell>
          <table:table-cell table:number-columns-repeated="2"/>
        </table:table-row>
        <table:table-row table:style-name="ro1">
          <table:table-cell office:value-type="float" office:value="-1.74" calcext:value-type="float">
            <text:p>-1,74000</text:p>
          </table:table-cell>
          <table:table-cell office:value-type="float" office:value="264.001" calcext:value-type="float">
            <text:p>264,001</text:p>
          </table:table-cell>
          <table:table-cell table:style-name="ce3" office:value-type="float" office:value="0.0357773" calcext:value-type="float">
            <text:p>3,58E-02</text:p>
          </table:table-cell>
          <table:table-cell table:formula="of:=[.B54]/[.C54]" office:value-type="float" office:value="7379.0084774424" calcext:value-type="float">
            <text:p>7379,0084774424</text:p>
          </table:table-cell>
          <table:table-cell table:formula="of:=20*LOG10([.D54])" office:value-type="float" office:value="77.3599601857697" calcext:value-type="float">
            <text:p>77,3599601857697</text:p>
          </table:table-cell>
          <table:table-cell office:value-type="float" office:value="-1.74" calcext:value-type="float">
            <text:p>-1,74000</text:p>
          </table:table-cell>
          <table:table-cell table:number-columns-repeated="2"/>
        </table:table-row>
        <table:table-row table:style-name="ro1">
          <table:table-cell office:value-type="float" office:value="-1.735" calcext:value-type="float">
            <text:p>-1,73500</text:p>
          </table:table-cell>
          <table:table-cell office:value-type="float" office:value="264.089" calcext:value-type="float">
            <text:p>264,089</text:p>
          </table:table-cell>
          <table:table-cell table:style-name="ce3" office:value-type="float" office:value="0.0367844" calcext:value-type="float">
            <text:p>3,68E-02</text:p>
          </table:table-cell>
          <table:table-cell table:formula="of:=[.B55]/[.C55]" office:value-type="float" office:value="7179.37495242548" calcext:value-type="float">
            <text:p>7179,37495242548</text:p>
          </table:table-cell>
          <table:table-cell table:formula="of:=20*LOG10([.D55])" office:value-type="float" office:value="77.121732710671" calcext:value-type="float">
            <text:p>77,121732710671</text:p>
          </table:table-cell>
          <table:table-cell office:value-type="float" office:value="-1.735" calcext:value-type="float">
            <text:p>-1,73500</text:p>
          </table:table-cell>
          <table:table-cell table:number-columns-repeated="2"/>
        </table:table-row>
        <table:table-row table:style-name="ro1">
          <table:table-cell office:value-type="float" office:value="-1.73" calcext:value-type="float">
            <text:p>-1,73000</text:p>
          </table:table-cell>
          <table:table-cell office:value-type="float" office:value="263.968" calcext:value-type="float">
            <text:p>263,968</text:p>
          </table:table-cell>
          <table:table-cell table:style-name="ce3" office:value-type="float" office:value="0.0377688" calcext:value-type="float">
            <text:p>3,78E-02</text:p>
          </table:table-cell>
          <table:table-cell table:formula="of:=[.B56]/[.C56]" office:value-type="float" office:value="6989.04916227151" calcext:value-type="float">
            <text:p>6989,04916227151</text:p>
          </table:table-cell>
          <table:table-cell table:formula="of:=20*LOG10([.D56])" office:value-type="float" office:value="76.8883619078544" calcext:value-type="float">
            <text:p>76,8883619078544</text:p>
          </table:table-cell>
          <table:table-cell office:value-type="float" office:value="-1.73" calcext:value-type="float">
            <text:p>-1,73000</text:p>
          </table:table-cell>
          <table:table-cell table:number-columns-repeated="2"/>
        </table:table-row>
        <table:table-row table:style-name="ro1">
          <table:table-cell office:value-type="float" office:value="-1.725" calcext:value-type="float">
            <text:p>-1,72500</text:p>
          </table:table-cell>
          <table:table-cell office:value-type="float" office:value="263.644" calcext:value-type="float">
            <text:p>263,644</text:p>
          </table:table-cell>
          <table:table-cell table:style-name="ce3" office:value-type="float" office:value="0.0387272" calcext:value-type="float">
            <text:p>3,87E-02</text:p>
          </table:table-cell>
          <table:table-cell table:formula="of:=[.B57]/[.C57]" office:value-type="float" office:value="6807.7217046417" calcext:value-type="float">
            <text:p>6807,7217046417</text:p>
          </table:table-cell>
          <table:table-cell table:formula="of:=20*LOG10([.D57])" office:value-type="float" office:value="76.6600358751123" calcext:value-type="float">
            <text:p>76,6600358751123</text:p>
          </table:table-cell>
          <table:table-cell office:value-type="float" office:value="-1.725" calcext:value-type="float">
            <text:p>-1,72500</text:p>
          </table:table-cell>
          <table:table-cell table:number-columns-repeated="2"/>
        </table:table-row>
        <table:table-row table:style-name="ro1">
          <table:table-cell office:value-type="float" office:value="-1.72" calcext:value-type="float">
            <text:p>-1,72000</text:p>
          </table:table-cell>
          <table:table-cell office:value-type="float" office:value="263.124" calcext:value-type="float">
            <text:p>263,124</text:p>
          </table:table-cell>
          <table:table-cell table:style-name="ce3" office:value-type="float" office:value="0.039657" calcext:value-type="float">
            <text:p>3,97E-02</text:p>
          </table:table-cell>
          <table:table-cell table:formula="of:=[.B58]/[.C58]" office:value-type="float" office:value="6634.99508283531" calcext:value-type="float">
            <text:p>6634,99508283531</text:p>
          </table:table-cell>
          <table:table-cell table:formula="of:=20*LOG10([.D58])" office:value-type="float" office:value="76.4368121069382" calcext:value-type="float">
            <text:p>76,4368121069382</text:p>
          </table:table-cell>
          <table:table-cell office:value-type="float" office:value="-1.72" calcext:value-type="float">
            <text:p>-1,72000</text:p>
          </table:table-cell>
          <table:table-cell table:number-columns-repeated="2"/>
        </table:table-row>
        <table:table-row table:style-name="ro1">
          <table:table-cell office:value-type="float" office:value="-1.715" calcext:value-type="float">
            <text:p>-1,71500</text:p>
          </table:table-cell>
          <table:table-cell office:value-type="float" office:value="262.418" calcext:value-type="float">
            <text:p>262,418</text:p>
          </table:table-cell>
          <table:table-cell table:style-name="ce3" office:value-type="float" office:value="0.0405564" calcext:value-type="float">
            <text:p>4,06E-02</text:p>
          </table:table-cell>
          <table:table-cell table:formula="of:=[.B59]/[.C59]" office:value-type="float" office:value="6470.44609482104" calcext:value-type="float">
            <text:p>6470,44609482104</text:p>
          </table:table-cell>
          <table:table-cell table:formula="of:=20*LOG10([.D59])" office:value-type="float" office:value="76.2186844691409" calcext:value-type="float">
            <text:p>76,2186844691409</text:p>
          </table:table-cell>
          <table:table-cell office:value-type="float" office:value="-1.715" calcext:value-type="float">
            <text:p>-1,71500</text:p>
          </table:table-cell>
          <table:table-cell table:number-columns-repeated="2"/>
        </table:table-row>
        <table:table-row table:style-name="ro1">
          <table:table-cell office:value-type="float" office:value="-1.71" calcext:value-type="float">
            <text:p>-1,71000</text:p>
          </table:table-cell>
          <table:table-cell office:value-type="float" office:value="261.533" calcext:value-type="float">
            <text:p>261,533</text:p>
          </table:table-cell>
          <table:table-cell table:style-name="ce3" office:value-type="float" office:value="0.0414246" calcext:value-type="float">
            <text:p>4,14E-02</text:p>
          </table:table-cell>
          <table:table-cell table:formula="of:=[.B60]/[.C60]" office:value-type="float" office:value="6313.47073960883" calcext:value-type="float">
            <text:p>6313,47073960883</text:p>
          </table:table-cell>
          <table:table-cell table:formula="of:=20*LOG10([.D60])" office:value-type="float" office:value="76.0053634405712" calcext:value-type="float">
            <text:p>76,0053634405712</text:p>
          </table:table-cell>
          <table:table-cell office:value-type="float" office:value="-1.71" calcext:value-type="float">
            <text:p>-1,71000</text:p>
          </table:table-cell>
          <table:table-cell table:number-columns-repeated="2"/>
        </table:table-row>
        <table:table-row table:style-name="ro1">
          <table:table-cell office:value-type="float" office:value="-1.705" calcext:value-type="float">
            <text:p>-1,70500</text:p>
          </table:table-cell>
          <table:table-cell office:value-type="float" office:value="260.481" calcext:value-type="float">
            <text:p>260,481</text:p>
          </table:table-cell>
          <table:table-cell table:style-name="ce3" office:value-type="float" office:value="0.0422611" calcext:value-type="float">
            <text:p>4,23E-02</text:p>
          </table:table-cell>
          <table:table-cell table:formula="of:=[.B61]/[.C61]" office:value-type="float" office:value="6163.61145355895" calcext:value-type="float">
            <text:p>6163,61145355895</text:p>
          </table:table-cell>
          <table:table-cell table:formula="of:=20*LOG10([.D61])" office:value-type="float" office:value="75.7967050704478" calcext:value-type="float">
            <text:p>75,7967050704478</text:p>
          </table:table-cell>
          <table:table-cell office:value-type="float" office:value="-1.705" calcext:value-type="float">
            <text:p>-1,70500</text:p>
          </table:table-cell>
          <table:table-cell table:number-columns-repeated="2"/>
        </table:table-row>
        <table:table-row table:style-name="ro1">
          <table:table-cell office:value-type="float" office:value="-1.7" calcext:value-type="float">
            <text:p>-1,70000</text:p>
          </table:table-cell>
          <table:table-cell office:value-type="float" office:value="259.271" calcext:value-type="float">
            <text:p>259,271</text:p>
          </table:table-cell>
          <table:table-cell table:style-name="ce3" office:value-type="float" office:value="0.0430666" calcext:value-type="float">
            <text:p>4,31E-02</text:p>
          </table:table-cell>
          <table:table-cell table:formula="of:=[.B62]/[.C62]" office:value-type="float" office:value="6020.23377745167" calcext:value-type="float">
            <text:p>6020,23377745167</text:p>
          </table:table-cell>
          <table:table-cell table:formula="of:=20*LOG10([.D62])" office:value-type="float" office:value="75.5922671217876" calcext:value-type="float">
            <text:p>75,5922671217876</text:p>
          </table:table-cell>
          <table:table-cell office:value-type="float" office:value="-1.7" calcext:value-type="float">
            <text:p>-1,70000</text:p>
          </table:table-cell>
          <table:table-cell table:number-columns-repeated="2"/>
        </table:table-row>
        <table:table-row table:style-name="ro1">
          <table:table-cell office:value-type="float" office:value="-1.695" calcext:value-type="float">
            <text:p>-1,69500</text:p>
          </table:table-cell>
          <table:table-cell office:value-type="float" office:value="257.913" calcext:value-type="float">
            <text:p>257,913</text:p>
          </table:table-cell>
          <table:table-cell table:style-name="ce3" office:value-type="float" office:value="0.043842" calcext:value-type="float">
            <text:p>4,38E-02</text:p>
          </table:table-cell>
          <table:table-cell table:formula="of:=[.B63]/[.C63]" office:value-type="float" office:value="5882.78363213357" calcext:value-type="float">
            <text:p>5882,78363213357</text:p>
          </table:table-cell>
          <table:table-cell table:formula="of:=20*LOG10([.D63])" office:value-type="float" office:value="75.3916575079547" calcext:value-type="float">
            <text:p>75,3916575079547</text:p>
          </table:table-cell>
          <table:table-cell office:value-type="float" office:value="-1.695" calcext:value-type="float">
            <text:p>-1,69500</text:p>
          </table:table-cell>
          <table:table-cell table:number-columns-repeated="2"/>
        </table:table-row>
        <table:table-row table:style-name="ro1">
          <table:table-cell office:value-type="float" office:value="-1.69" calcext:value-type="float">
            <text:p>-1,69000</text:p>
          </table:table-cell>
          <table:table-cell office:value-type="float" office:value="256.42" calcext:value-type="float">
            <text:p>256,420</text:p>
          </table:table-cell>
          <table:table-cell table:style-name="ce3" office:value-type="float" office:value="0.0445889" calcext:value-type="float">
            <text:p>4,46E-02</text:p>
          </table:table-cell>
          <table:table-cell table:formula="of:=[.B64]/[.C64]" office:value-type="float" office:value="5750.75859687052" calcext:value-type="float">
            <text:p>5750,75859687052</text:p>
          </table:table-cell>
          <table:table-cell table:formula="of:=20*LOG10([.D64])" office:value-type="float" office:value="75.1945027466772" calcext:value-type="float">
            <text:p>75,1945027466772</text:p>
          </table:table-cell>
          <table:table-cell office:value-type="float" office:value="-1.69" calcext:value-type="float">
            <text:p>-1,69000</text:p>
          </table:table-cell>
          <table:table-cell table:number-columns-repeated="2"/>
        </table:table-row>
        <table:table-row table:style-name="ro1">
          <table:table-cell office:value-type="float" office:value="-1.685" calcext:value-type="float">
            <text:p>-1,68500</text:p>
          </table:table-cell>
          <table:table-cell office:value-type="float" office:value="254.801" calcext:value-type="float">
            <text:p>254,801</text:p>
          </table:table-cell>
          <table:table-cell table:style-name="ce3" office:value-type="float" office:value="0.0453091" calcext:value-type="float">
            <text:p>4,53E-02</text:p>
          </table:table-cell>
          <table:table-cell table:formula="of:=[.B65]/[.C65]" office:value-type="float" office:value="5623.61644791002" calcext:value-type="float">
            <text:p>5623,61644791002</text:p>
          </table:table-cell>
          <table:table-cell table:formula="of:=20*LOG10([.D65])" office:value-type="float" office:value="75.0003138496358" calcext:value-type="float">
            <text:p>75,0003138496358</text:p>
          </table:table-cell>
          <table:table-cell office:value-type="float" office:value="-1.685" calcext:value-type="float">
            <text:p>-1,68500</text:p>
          </table:table-cell>
          <table:table-cell table:number-columns-repeated="2"/>
        </table:table-row>
        <table:table-row table:style-name="ro1">
          <table:table-cell office:value-type="float" office:value="-1.68" calcext:value-type="float">
            <text:p>-1,68000</text:p>
          </table:table-cell>
          <table:table-cell office:value-type="float" office:value="253.068" calcext:value-type="float">
            <text:p>253,068</text:p>
          </table:table-cell>
          <table:table-cell table:style-name="ce3" office:value-type="float" office:value="0.046005" calcext:value-type="float">
            <text:p>4,60E-02</text:p>
          </table:table-cell>
          <table:table-cell table:formula="of:=[.B66]/[.C66]" office:value-type="float" office:value="5500.88033909358" calcext:value-type="float">
            <text:p>5500,88033909358</text:p>
          </table:table-cell>
          <table:table-cell table:formula="of:=20*LOG10([.D66])" office:value-type="float" office:value="74.8086439564882" calcext:value-type="float">
            <text:p>74,8086439564882</text:p>
          </table:table-cell>
          <table:table-cell office:value-type="float" office:value="-1.68" calcext:value-type="float">
            <text:p>-1,68000</text:p>
          </table:table-cell>
          <table:table-cell table:number-columns-repeated="2"/>
        </table:table-row>
        <table:table-row table:style-name="ro1">
          <table:table-cell office:value-type="float" office:value="-1.675" calcext:value-type="float">
            <text:p>-1,67500</text:p>
          </table:table-cell>
          <table:table-cell office:value-type="float" office:value="251.231" calcext:value-type="float">
            <text:p>251,231</text:p>
          </table:table-cell>
          <table:table-cell table:style-name="ce3" office:value-type="float" office:value="0.0466788" calcext:value-type="float">
            <text:p>4,67E-02</text:p>
          </table:table-cell>
          <table:table-cell table:formula="of:=[.B67]/[.C67]" office:value-type="float" office:value="5382.12207683145" calcext:value-type="float">
            <text:p>5382,12207683145</text:p>
          </table:table-cell>
          <table:table-cell table:formula="of:=20*LOG10([.D67])" office:value-type="float" office:value="74.6190708833931" calcext:value-type="float">
            <text:p>74,6190708833931</text:p>
          </table:table-cell>
          <table:table-cell office:value-type="float" office:value="-1.675" calcext:value-type="float">
            <text:p>-1,67500</text:p>
          </table:table-cell>
          <table:table-cell table:number-columns-repeated="2"/>
        </table:table-row>
        <table:table-row table:style-name="ro1">
          <table:table-cell office:value-type="float" office:value="-1.67" calcext:value-type="float">
            <text:p>-1,67000</text:p>
          </table:table-cell>
          <table:table-cell office:value-type="float" office:value="249.3" calcext:value-type="float">
            <text:p>249,300</text:p>
          </table:table-cell>
          <table:table-cell table:style-name="ce3" office:value-type="float" office:value="0.0473332" calcext:value-type="float">
            <text:p>4,73E-02</text:p>
          </table:table-cell>
          <table:table-cell table:formula="of:=[.B68]/[.C68]" office:value-type="float" office:value="5266.91624483449" calcext:value-type="float">
            <text:p>5266,91624483449</text:p>
          </table:table-cell>
          <table:table-cell table:formula="of:=20*LOG10([.D68])" office:value-type="float" office:value="74.4311282441368" calcext:value-type="float">
            <text:p>74,4311282441368</text:p>
          </table:table-cell>
          <table:table-cell office:value-type="float" office:value="-1.67" calcext:value-type="float">
            <text:p>-1,67000</text:p>
          </table:table-cell>
          <table:table-cell table:number-columns-repeated="2"/>
        </table:table-row>
        <table:table-row table:style-name="ro1">
          <table:table-cell office:value-type="float" office:value="-1.665" calcext:value-type="float">
            <text:p>-1,66500</text:p>
          </table:table-cell>
          <table:table-cell office:value-type="float" office:value="247.285" calcext:value-type="float">
            <text:p>247,285</text:p>
          </table:table-cell>
          <table:table-cell table:style-name="ce3" office:value-type="float" office:value="0.0479707" calcext:value-type="float">
            <text:p>4,80E-02</text:p>
          </table:table-cell>
          <table:table-cell table:formula="of:=[.B69]/[.C69]" office:value-type="float" office:value="5154.91748087895" calcext:value-type="float">
            <text:p>5154,91748087895</text:p>
          </table:table-cell>
          <table:table-cell table:formula="of:=20*LOG10([.D69])" office:value-type="float" office:value="74.2444343511268" calcext:value-type="float">
            <text:p>74,2444343511268</text:p>
          </table:table-cell>
          <table:table-cell office:value-type="float" office:value="-1.665" calcext:value-type="float">
            <text:p>-1,66500</text:p>
          </table:table-cell>
          <table:table-cell table:number-columns-repeated="2"/>
        </table:table-row>
        <table:table-row table:style-name="ro1">
          <table:table-cell office:value-type="float" office:value="-1.66" calcext:value-type="float">
            <text:p>-1,66000</text:p>
          </table:table-cell>
          <table:table-cell office:value-type="float" office:value="245.197" calcext:value-type="float">
            <text:p>245,197</text:p>
          </table:table-cell>
          <table:table-cell table:style-name="ce3" office:value-type="float" office:value="0.0485942" calcext:value-type="float">
            <text:p>4,86E-02</text:p>
          </table:table-cell>
          <table:table-cell table:formula="of:=[.B70]/[.C70]" office:value-type="float" office:value="5045.80793592651" calcext:value-type="float">
            <text:p>5045,80793592651</text:p>
          </table:table-cell>
          <table:table-cell table:formula="of:=20*LOG10([.D70])" office:value-type="float" office:value="74.0586143094624" calcext:value-type="float">
            <text:p>74,0586143094624</text:p>
          </table:table-cell>
          <table:table-cell office:value-type="float" office:value="-1.66" calcext:value-type="float">
            <text:p>-1,66000</text:p>
          </table:table-cell>
          <table:table-cell table:number-columns-repeated="2"/>
        </table:table-row>
        <table:table-row table:style-name="ro1">
          <table:table-cell office:value-type="float" office:value="-1.655" calcext:value-type="float">
            <text:p>-1,65500</text:p>
          </table:table-cell>
          <table:table-cell office:value-type="float" office:value="243.043" calcext:value-type="float">
            <text:p>243,043</text:p>
          </table:table-cell>
          <table:table-cell table:style-name="ce3" office:value-type="float" office:value="0.049206" calcext:value-type="float">
            <text:p>4,92E-02</text:p>
          </table:table-cell>
          <table:table-cell table:formula="of:=[.B71]/[.C71]" office:value-type="float" office:value="4939.29602081047" calcext:value-type="float">
            <text:p>4939,29602081047</text:p>
          </table:table-cell>
          <table:table-cell table:formula="of:=20*LOG10([.D71])" office:value-type="float" office:value="73.8733010996716" calcext:value-type="float">
            <text:p>73,8733010996716</text:p>
          </table:table-cell>
          <table:table-cell office:value-type="float" office:value="-1.655" calcext:value-type="float">
            <text:p>-1,65500</text:p>
          </table:table-cell>
          <table:table-cell table:number-columns-repeated="2"/>
        </table:table-row>
        <table:table-row table:style-name="ro1">
          <table:table-cell office:value-type="float" office:value="-1.65" calcext:value-type="float">
            <text:p>-1,65000</text:p>
          </table:table-cell>
          <table:table-cell office:value-type="float" office:value="240.834" calcext:value-type="float">
            <text:p>240,834</text:p>
          </table:table-cell>
          <table:table-cell table:style-name="ce3" office:value-type="float" office:value="0.049809" calcext:value-type="float">
            <text:p>4,98E-02</text:p>
          </table:table-cell>
          <table:table-cell table:formula="of:=[.B72]/[.C72]" office:value-type="float" office:value="4835.15027404686" calcext:value-type="float">
            <text:p>4835,15027404686</text:p>
          </table:table-cell>
          <table:table-cell table:formula="of:=20*LOG10([.D72])" office:value-type="float" office:value="73.6881995256716" calcext:value-type="float">
            <text:p>73,6881995256716</text:p>
          </table:table-cell>
          <table:table-cell office:value-type="float" office:value="-1.65" calcext:value-type="float">
            <text:p>-1,65000</text:p>
          </table:table-cell>
          <table:table-cell table:number-columns-repeated="2"/>
        </table:table-row>
        <table:table-row table:style-name="ro1">
          <table:table-cell office:value-type="float" office:value="-1.645" calcext:value-type="float">
            <text:p>-1,64500</text:p>
          </table:table-cell>
          <table:table-cell office:value-type="float" office:value="238.577" calcext:value-type="float">
            <text:p>238,577</text:p>
          </table:table-cell>
          <table:table-cell table:style-name="ce3" office:value-type="float" office:value="0.0504055" calcext:value-type="float">
            <text:p>5,04E-02</text:p>
          </table:table-cell>
          <table:table-cell table:formula="of:=[.B73]/[.C73]" office:value-type="float" office:value="4733.1541200861" calcext:value-type="float">
            <text:p>4733,1541200861</text:p>
          </table:table-cell>
          <table:table-cell table:formula="of:=20*LOG10([.D73])" office:value-type="float" office:value="73.5030129222912" calcext:value-type="float">
            <text:p>73,5030129222912</text:p>
          </table:table-cell>
          <table:table-cell office:value-type="float" office:value="-1.645" calcext:value-type="float">
            <text:p>-1,64500</text:p>
          </table:table-cell>
          <table:table-cell table:number-columns-repeated="2"/>
        </table:table-row>
        <table:table-row table:style-name="ro1">
          <table:table-cell office:value-type="float" office:value="-1.64" calcext:value-type="float">
            <text:p>-1,64000</text:p>
          </table:table-cell>
          <table:table-cell office:value-type="float" office:value="236.28" calcext:value-type="float">
            <text:p>236,280</text:p>
          </table:table-cell>
          <table:table-cell table:style-name="ce3" office:value-type="float" office:value="0.0509978" calcext:value-type="float">
            <text:p>5,10E-02</text:p>
          </table:table-cell>
          <table:table-cell table:formula="of:=[.B74]/[.C74]" office:value-type="float" office:value="4633.14103745652" calcext:value-type="float">
            <text:p>4633,14103745652</text:p>
          </table:table-cell>
          <table:table-cell table:formula="of:=20*LOG10([.D74])" office:value-type="float" office:value="73.3175104152732" calcext:value-type="float">
            <text:p>73,3175104152732</text:p>
          </table:table-cell>
          <table:table-cell office:value-type="float" office:value="-1.64" calcext:value-type="float">
            <text:p>-1,64000</text:p>
          </table:table-cell>
          <table:table-cell table:number-columns-repeated="2"/>
        </table:table-row>
        <table:table-row table:style-name="ro1">
          <table:table-cell office:value-type="float" office:value="-1.635" calcext:value-type="float">
            <text:p>-1,63500</text:p>
          </table:table-cell>
          <table:table-cell office:value-type="float" office:value="233.949" calcext:value-type="float">
            <text:p>233,949</text:p>
          </table:table-cell>
          <table:table-cell table:style-name="ce3" office:value-type="float" office:value="0.0515882" calcext:value-type="float">
            <text:p>5,16E-02</text:p>
          </table:table-cell>
          <table:table-cell table:formula="of:=[.B75]/[.C75]" office:value-type="float" office:value="4534.93240702331" calcext:value-type="float">
            <text:p>4534,93240702331</text:p>
          </table:table-cell>
          <table:table-cell table:formula="of:=20*LOG10([.D75])" office:value-type="float" office:value="73.1314163660676" calcext:value-type="float">
            <text:p>73,1314163660676</text:p>
          </table:table-cell>
          <table:table-cell office:value-type="float" office:value="-1.635" calcext:value-type="float">
            <text:p>-1,63500</text:p>
          </table:table-cell>
          <table:table-cell table:number-columns-repeated="2"/>
        </table:table-row>
        <table:table-row table:style-name="ro1">
          <table:table-cell office:value-type="float" office:value="-1.63" calcext:value-type="float">
            <text:p>-1,63000</text:p>
          </table:table-cell>
          <table:table-cell office:value-type="float" office:value="231.593" calcext:value-type="float">
            <text:p>231,593</text:p>
          </table:table-cell>
          <table:table-cell table:style-name="ce3" office:value-type="float" office:value="0.052179" calcext:value-type="float">
            <text:p>5,22E-02</text:p>
          </table:table-cell>
          <table:table-cell table:formula="of:=[.B76]/[.C76]" office:value-type="float" office:value="4438.43308610744" calcext:value-type="float">
            <text:p>4438,43308610744</text:p>
          </table:table-cell>
          <table:table-cell table:formula="of:=20*LOG10([.D76])" office:value-type="float" office:value="72.9445935366937" calcext:value-type="float">
            <text:p>72,9445935366937</text:p>
          </table:table-cell>
          <table:table-cell office:value-type="float" office:value="-1.63" calcext:value-type="float">
            <text:p>-1,63000</text:p>
          </table:table-cell>
          <table:table-cell table:number-columns-repeated="2"/>
        </table:table-row>
        <table:table-row table:style-name="ro1">
          <table:table-cell office:value-type="float" office:value="-1.625" calcext:value-type="float">
            <text:p>-1,62500</text:p>
          </table:table-cell>
          <table:table-cell office:value-type="float" office:value="229.216" calcext:value-type="float">
            <text:p>229,216</text:p>
          </table:table-cell>
          <table:table-cell table:style-name="ce3" office:value-type="float" office:value="0.052772" calcext:value-type="float">
            <text:p>5,28E-02</text:p>
          </table:table-cell>
          <table:table-cell table:formula="of:=[.B77]/[.C77]" office:value-type="float" office:value="4343.51550064428" calcext:value-type="float">
            <text:p>4343,51550064428</text:p>
          </table:table-cell>
          <table:table-cell table:formula="of:=20*LOG10([.D77])" office:value-type="float" office:value="72.7568275142508" calcext:value-type="float">
            <text:p>72,7568275142508</text:p>
          </table:table-cell>
          <table:table-cell office:value-type="float" office:value="-1.625" calcext:value-type="float">
            <text:p>-1,62500</text:p>
          </table:table-cell>
          <table:table-cell table:number-columns-repeated="2"/>
        </table:table-row>
        <table:table-row table:style-name="ro1">
          <table:table-cell office:value-type="float" office:value="-1.62" calcext:value-type="float">
            <text:p>-1,62000</text:p>
          </table:table-cell>
          <table:table-cell office:value-type="float" office:value="226.825" calcext:value-type="float">
            <text:p>226,825</text:p>
          </table:table-cell>
          <table:table-cell table:style-name="ce3" office:value-type="float" office:value="0.0533691" calcext:value-type="float">
            <text:p>5,34E-02</text:p>
          </table:table-cell>
          <table:table-cell table:formula="of:=[.B78]/[.C78]" office:value-type="float" office:value="4250.11851427137" calcext:value-type="float">
            <text:p>4250,11851427137</text:p>
          </table:table-cell>
          <table:table-cell table:formula="of:=20*LOG10([.D78])" office:value-type="float" office:value="72.5680208098366" calcext:value-type="float">
            <text:p>72,5680208098366</text:p>
          </table:table-cell>
          <table:table-cell office:value-type="float" office:value="-1.62" calcext:value-type="float">
            <text:p>-1,62000</text:p>
          </table:table-cell>
          <table:table-cell table:number-columns-repeated="2"/>
        </table:table-row>
        <table:table-row table:style-name="ro1">
          <table:table-cell office:value-type="float" office:value="-1.615" calcext:value-type="float">
            <text:p>-1,61500</text:p>
          </table:table-cell>
          <table:table-cell office:value-type="float" office:value="224.425" calcext:value-type="float">
            <text:p>224,425</text:p>
          </table:table-cell>
          <table:table-cell table:style-name="ce3" office:value-type="float" office:value="0.0539721" calcext:value-type="float">
            <text:p>5,40E-02</text:p>
          </table:table-cell>
          <table:table-cell table:formula="of:=[.B79]/[.C79]" office:value-type="float" office:value="4158.16690475264" calcext:value-type="float">
            <text:p>4158,16690475264</text:p>
          </table:table-cell>
          <table:table-cell table:formula="of:=20*LOG10([.D79])" office:value-type="float" office:value="72.3780383500211" calcext:value-type="float">
            <text:p>72,3780383500211</text:p>
          </table:table-cell>
          <table:table-cell office:value-type="float" office:value="-1.615" calcext:value-type="float">
            <text:p>-1,61500</text:p>
          </table:table-cell>
          <table:table-cell table:number-columns-repeated="2"/>
        </table:table-row>
        <table:table-row table:style-name="ro1">
          <table:table-cell office:value-type="float" office:value="-1.61" calcext:value-type="float">
            <text:p>-1,61000</text:p>
          </table:table-cell>
          <table:table-cell office:value-type="float" office:value="222.02" calcext:value-type="float">
            <text:p>222,020</text:p>
          </table:table-cell>
          <table:table-cell table:style-name="ce3" office:value-type="float" office:value="0.0545826" calcext:value-type="float">
            <text:p>5,46E-02</text:p>
          </table:table-cell>
          <table:table-cell table:formula="of:=[.B80]/[.C80]" office:value-type="float" office:value="4067.59663335935" calcext:value-type="float">
            <text:p>4067,59663335935</text:p>
          </table:table-cell>
          <table:table-cell table:formula="of:=20*LOG10([.D80])" office:value-type="float" office:value="72.1867575841692" calcext:value-type="float">
            <text:p>72,1867575841692</text:p>
          </table:table-cell>
          <table:table-cell office:value-type="float" office:value="-1.61" calcext:value-type="float">
            <text:p>-1,61000</text:p>
          </table:table-cell>
          <table:table-cell table:number-columns-repeated="2"/>
        </table:table-row>
        <table:table-row table:style-name="ro1">
          <table:table-cell office:value-type="float" office:value="-1.605" calcext:value-type="float">
            <text:p>-1,60500</text:p>
          </table:table-cell>
          <table:table-cell office:value-type="float" office:value="219.615" calcext:value-type="float">
            <text:p>219,615</text:p>
          </table:table-cell>
          <table:table-cell table:style-name="ce3" office:value-type="float" office:value="0.055202" calcext:value-type="float">
            <text:p>5,52E-02</text:p>
          </table:table-cell>
          <table:table-cell table:formula="of:=[.B81]/[.C81]" office:value-type="float" office:value="3978.38846418608" calcext:value-type="float">
            <text:p>3978,38846418608</text:p>
          </table:table-cell>
          <table:table-cell table:formula="of:=20*LOG10([.D81])" office:value-type="float" office:value="71.9941437387424" calcext:value-type="float">
            <text:p>71,9941437387424</text:p>
          </table:table-cell>
          <table:table-cell office:value-type="float" office:value="-1.605" calcext:value-type="float">
            <text:p>-1,60500</text:p>
          </table:table-cell>
          <table:table-cell table:number-columns-repeated="2"/>
        </table:table-row>
        <table:table-row table:style-name="ro1">
          <table:table-cell office:value-type="float" office:value="-1.6" calcext:value-type="float">
            <text:p>-1,60000</text:p>
          </table:table-cell>
          <table:table-cell office:value-type="float" office:value="217.214" calcext:value-type="float">
            <text:p>217,214</text:p>
          </table:table-cell>
          <table:table-cell table:style-name="ce3" office:value-type="float" office:value="0.0558317" calcext:value-type="float">
            <text:p>5,58E-02</text:p>
          </table:table-cell>
          <table:table-cell table:formula="of:=[.B82]/[.C82]" office:value-type="float" office:value="3890.51381204584" calcext:value-type="float">
            <text:p>3890,51381204584</text:p>
          </table:table-cell>
          <table:table-cell table:formula="of:=20*LOG10([.D82])" office:value-type="float" office:value="71.8001392296011" calcext:value-type="float">
            <text:p>71,8001392296011</text:p>
          </table:table-cell>
          <table:table-cell office:value-type="float" office:value="-1.6" calcext:value-type="float">
            <text:p>-1,60000</text:p>
          </table:table-cell>
          <table:table-cell table:number-columns-repeated="2"/>
        </table:table-row>
        <table:table-row table:style-name="ro1" table:number-rows-repeated="104849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4" number:min-integer-digits="1"/>
    </number:number-style>
    <number:number-style style:name="N109">
      <number:number number:decimal-places="1" number:min-decimal-places="1" number:min-integer-digits="1"/>
    </number:number-style>
    <number:number-style style:name="N110">
      <number:number number:decimal-places="5" number:min-decimal-places="5" number:min-integer-digits="1"/>
    </number:number-style>
    <number:number-style style:name="N111">
      <number:scientific-number number:decimal-places="3" number:min-decimal-places="3" number:min-integer-digits="1" number:min-exponent-digits="2" number:exponent-interval="1" number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10-07T23:23:08.493000000</dc:date>
    <meta:editing-duration>PT14H30M44S</meta:editing-duration>
    <meta:editing-cycles>3</meta:editing-cycles>
    <meta:generator>LibreOffice/7.0.0.3$Windows_X86_64 LibreOffice_project/8061b3e9204bef6b321a21033174034a5e2ea88e</meta:generator>
    <meta:document-statistic meta:table-count="1" meta:cell-count="495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10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scatter" chart:style-name="ch1">
        <chart:legend chart:legend-position="end" svg:x="14.561cm" svg:y="4.204cm" style:legend-expansion="high" chart:style-name="ch2"/>
        <chart:plot-area chart:style-name="ch3" table:cell-range-address="amp_dif_carga_ativa_avd.A1:amp_dif_carga_ativa_avd.A82 amp_dif_carga_ativa_avd.D1:amp_dif_carga_ativa_avd.D82" chart:data-source-has-labels="row" svg:x="0.32cm" svg:y="0.18cm" svg:width="13.921cm" svg:height="8.646cm">
          <chart:coordinate-region svg:x="0.983cm" svg:y="0.18cm" svg:width="12.703cm" svg:height="6.98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mp_dif_carga_ativa_avd.D2:amp_dif_carga_ativa_avd.D82" chart:label-cell-address="amp_dif_carga_ativa_avd.D1:amp_dif_carga_ativa_avd.D1" chart:class="chart:scatter">
            <chart:domain table:cell-range-address="amp_dif_carga_ativa_avd.A2:amp_dif_carga_ativa_avd.A82"/>
            <chart:data-point chart:repeated="8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cmrr</text:p>
                <draw:g>
                  <svg:desc>amp_dif_carga_ativa_avd.D1:amp_dif_carga_ativa_avd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">
                <text:p>-2</text:p>
                <draw:g>
                  <svg:desc>amp_dif_carga_ativa_avd.A2:amp_dif_carga_ativa_avd.A82</svg:desc>
                </draw:g>
              </table:table-cell>
              <table:table-cell office:value-type="float" office:value="12562.9623529735">
                <text:p>12562.9623529735</text:p>
                <draw:g>
                  <svg:desc>amp_dif_carga_ativa_avd.D2:amp_dif_carga_ativa_avd.D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995">
                <text:p>-1.995</text:p>
              </table:table-cell>
              <table:table-cell office:value-type="float" office:value="12914.7219254344">
                <text:p>12914.72192543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99">
                <text:p>-1.99</text:p>
              </table:table-cell>
              <table:table-cell office:value-type="float" office:value="13222.7515353269">
                <text:p>13222.75153532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985">
                <text:p>-1.985</text:p>
              </table:table-cell>
              <table:table-cell office:value-type="float" office:value="13490.3394865731">
                <text:p>13490.33948657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98">
                <text:p>-1.98</text:p>
              </table:table-cell>
              <table:table-cell office:value-type="float" office:value="13721.2040430967">
                <text:p>13721.20404309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975">
                <text:p>-1.975</text:p>
              </table:table-cell>
              <table:table-cell office:value-type="float" office:value="13919.3148354901">
                <text:p>13919.31483549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97">
                <text:p>-1.97</text:p>
              </table:table-cell>
              <table:table-cell office:value-type="float" office:value="14087.8728506479">
                <text:p>14087.87285064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965">
                <text:p>-1.965</text:p>
              </table:table-cell>
              <table:table-cell office:value-type="float" office:value="14230.0012194378">
                <text:p>14230.00121943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96">
                <text:p>-1.96</text:p>
              </table:table-cell>
              <table:table-cell office:value-type="float" office:value="14348.3292458614">
                <text:p>14348.32924586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955">
                <text:p>-1.955</text:p>
              </table:table-cell>
              <table:table-cell office:value-type="float" office:value="14445.0086164451">
                <text:p>14445.00861644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.95">
                <text:p>-1.95</text:p>
              </table:table-cell>
              <table:table-cell office:value-type="float" office:value="14521.9462926841">
                <text:p>14521.94629268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945">
                <text:p>-1.945</text:p>
              </table:table-cell>
              <table:table-cell office:value-type="float" office:value="14580.3729161363">
                <text:p>14580.37291613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94">
                <text:p>-1.94</text:p>
              </table:table-cell>
              <table:table-cell office:value-type="float" office:value="14621.4614370824">
                <text:p>14621.46143708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935">
                <text:p>-1.935</text:p>
              </table:table-cell>
              <table:table-cell office:value-type="float" office:value="14645.7952116618">
                <text:p>14645.79521166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93">
                <text:p>-1.93</text:p>
              </table:table-cell>
              <table:table-cell office:value-type="float" office:value="14653.9999081009">
                <text:p>14653.99990810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925">
                <text:p>-1.925</text:p>
              </table:table-cell>
              <table:table-cell office:value-type="float" office:value="14646.8370339338">
                <text:p>14646.83703393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92">
                <text:p>-1.92</text:p>
              </table:table-cell>
              <table:table-cell office:value-type="float" office:value="14624.1130459779">
                <text:p>14624.11304597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915">
                <text:p>-1.915</text:p>
              </table:table-cell>
              <table:table-cell office:value-type="float" office:value="14586.3370065037">
                <text:p>14586.33700650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.91">
                <text:p>-1.91</text:p>
              </table:table-cell>
              <table:table-cell office:value-type="float" office:value="14533.7799696961">
                <text:p>14533.77996969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905">
                <text:p>-1.905</text:p>
              </table:table-cell>
              <table:table-cell office:value-type="float" office:value="14466.6774364096">
                <text:p>14466.67743640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9">
                <text:p>-1.9</text:p>
              </table:table-cell>
              <table:table-cell office:value-type="float" office:value="14385.1523256573">
                <text:p>14385.15232565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.895">
                <text:p>-1.895</text:p>
              </table:table-cell>
              <table:table-cell office:value-type="float" office:value="14289.6639423901">
                <text:p>14289.66394239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89">
                <text:p>-1.89</text:p>
              </table:table-cell>
              <table:table-cell office:value-type="float" office:value="14180.6690195306">
                <text:p>14180.66901953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.885">
                <text:p>-1.885</text:p>
              </table:table-cell>
              <table:table-cell office:value-type="float" office:value="14058.1932729571">
                <text:p>14058.19327295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.88">
                <text:p>-1.88</text:p>
              </table:table-cell>
              <table:table-cell office:value-type="float" office:value="13922.8324149943">
                <text:p>13922.83241499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.875">
                <text:p>-1.875</text:p>
              </table:table-cell>
              <table:table-cell office:value-type="float" office:value="13775.0718710371">
                <text:p>13775.07187103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.87">
                <text:p>-1.87</text:p>
              </table:table-cell>
              <table:table-cell office:value-type="float" office:value="13615.2387385047">
                <text:p>13615.23873850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865">
                <text:p>-1.865</text:p>
              </table:table-cell>
              <table:table-cell office:value-type="float" office:value="13443.776246844">
                <text:p>13443.7762468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.86">
                <text:p>-1.86</text:p>
              </table:table-cell>
              <table:table-cell office:value-type="float" office:value="13261.1036172609">
                <text:p>13261.10361726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855">
                <text:p>-1.855</text:p>
              </table:table-cell>
              <table:table-cell office:value-type="float" office:value="13067.5763639432">
                <text:p>13067.57636394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85">
                <text:p>-1.85</text:p>
              </table:table-cell>
              <table:table-cell office:value-type="float" office:value="12863.7514951101">
                <text:p>12863.75149511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845">
                <text:p>-1.845</text:p>
              </table:table-cell>
              <table:table-cell office:value-type="float" office:value="12649.8886338132">
                <text:p>12649.88863381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84">
                <text:p>-1.84</text:p>
              </table:table-cell>
              <table:table-cell office:value-type="float" office:value="12426.6026898988">
                <text:p>12426.60268989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835">
                <text:p>-1.835</text:p>
              </table:table-cell>
              <table:table-cell office:value-type="float" office:value="12194.3704688061">
                <text:p>12194.37046880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83">
                <text:p>-1.83</text:p>
              </table:table-cell>
              <table:table-cell office:value-type="float" office:value="11953.7074990531">
                <text:p>11953.70749905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825">
                <text:p>-1.825</text:p>
              </table:table-cell>
              <table:table-cell office:value-type="float" office:value="11705.4329712691">
                <text:p>11705.43297126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82">
                <text:p>-1.82</text:p>
              </table:table-cell>
              <table:table-cell office:value-type="float" office:value="11450.3061293797">
                <text:p>11450.30612937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815">
                <text:p>-1.815</text:p>
              </table:table-cell>
              <table:table-cell office:value-type="float" office:value="11189.1909621674">
                <text:p>11189.19096216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81">
                <text:p>-1.81</text:p>
              </table:table-cell>
              <table:table-cell office:value-type="float" office:value="10923.0824894734">
                <text:p>10923.08248947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805">
                <text:p>-1.805</text:p>
              </table:table-cell>
              <table:table-cell office:value-type="float" office:value="10653.1556098519">
                <text:p>10653.15560985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8">
                <text:p>-1.8</text:p>
              </table:table-cell>
              <table:table-cell office:value-type="float" office:value="10380.70072833">
                <text:p>10380.700728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.795">
                <text:p>-1.795</text:p>
              </table:table-cell>
              <table:table-cell office:value-type="float" office:value="10106.9733479372">
                <text:p>10106.97334793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.79">
                <text:p>-1.79</text:p>
              </table:table-cell>
              <table:table-cell office:value-type="float" office:value="9833.39981697445">
                <text:p>9833.399816974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.785">
                <text:p>-1.785</text:p>
              </table:table-cell>
              <table:table-cell office:value-type="float" office:value="9561.41078525266">
                <text:p>9561.410785252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.78">
                <text:p>-1.78</text:p>
              </table:table-cell>
              <table:table-cell office:value-type="float" office:value="9292.42572997345">
                <text:p>9292.425729973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.775">
                <text:p>-1.775</text:p>
              </table:table-cell>
              <table:table-cell office:value-type="float" office:value="9027.68958755039">
                <text:p>9027.689587550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.77">
                <text:p>-1.77</text:p>
              </table:table-cell>
              <table:table-cell office:value-type="float" office:value="8768.50293439353">
                <text:p>8768.502934393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.765">
                <text:p>-1.765</text:p>
              </table:table-cell>
              <table:table-cell office:value-type="float" office:value="8515.91227312579">
                <text:p>8515.912273125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.76">
                <text:p>-1.76</text:p>
              </table:table-cell>
              <table:table-cell office:value-type="float" office:value="8270.93639687741">
                <text:p>8270.936396877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.755">
                <text:p>-1.755</text:p>
              </table:table-cell>
              <table:table-cell office:value-type="float" office:value="8034.29348142207">
                <text:p>8034.293481422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.75">
                <text:p>-1.75</text:p>
              </table:table-cell>
              <table:table-cell office:value-type="float" office:value="7806.55361332673">
                <text:p>7806.553613326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.745">
                <text:p>-1.745</text:p>
              </table:table-cell>
              <table:table-cell office:value-type="float" office:value="7588.06738068244">
                <text:p>7588.067380682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.74">
                <text:p>-1.74</text:p>
              </table:table-cell>
              <table:table-cell office:value-type="float" office:value="7379.0084774424">
                <text:p>7379.00847744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.735">
                <text:p>-1.735</text:p>
              </table:table-cell>
              <table:table-cell office:value-type="float" office:value="7179.37495242548">
                <text:p>7179.374952425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.73">
                <text:p>-1.73</text:p>
              </table:table-cell>
              <table:table-cell office:value-type="float" office:value="6989.04916227151">
                <text:p>6989.049162271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.725">
                <text:p>-1.725</text:p>
              </table:table-cell>
              <table:table-cell office:value-type="float" office:value="6807.7217046417">
                <text:p>6807.72170464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.72">
                <text:p>-1.72</text:p>
              </table:table-cell>
              <table:table-cell office:value-type="float" office:value="6634.99508283531">
                <text:p>6634.995082835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.715">
                <text:p>-1.715</text:p>
              </table:table-cell>
              <table:table-cell office:value-type="float" office:value="6470.44609482104">
                <text:p>6470.446094821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.71">
                <text:p>-1.71</text:p>
              </table:table-cell>
              <table:table-cell office:value-type="float" office:value="6313.47073960883">
                <text:p>6313.470739608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.705">
                <text:p>-1.705</text:p>
              </table:table-cell>
              <table:table-cell office:value-type="float" office:value="6163.61145355895">
                <text:p>6163.611453558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.7">
                <text:p>-1.7</text:p>
              </table:table-cell>
              <table:table-cell office:value-type="float" office:value="6020.23377745167">
                <text:p>6020.233777451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.695">
                <text:p>-1.695</text:p>
              </table:table-cell>
              <table:table-cell office:value-type="float" office:value="5882.78363213357">
                <text:p>5882.783632133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.69">
                <text:p>-1.69</text:p>
              </table:table-cell>
              <table:table-cell office:value-type="float" office:value="5750.75859687052">
                <text:p>5750.758596870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.685">
                <text:p>-1.685</text:p>
              </table:table-cell>
              <table:table-cell office:value-type="float" office:value="5623.61644791002">
                <text:p>5623.616447910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.68">
                <text:p>-1.68</text:p>
              </table:table-cell>
              <table:table-cell office:value-type="float" office:value="5500.88033909358">
                <text:p>5500.880339093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.675">
                <text:p>-1.675</text:p>
              </table:table-cell>
              <table:table-cell office:value-type="float" office:value="5382.12207683145">
                <text:p>5382.122076831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.67">
                <text:p>-1.67</text:p>
              </table:table-cell>
              <table:table-cell office:value-type="float" office:value="5266.91624483449">
                <text:p>5266.916244834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.665">
                <text:p>-1.665</text:p>
              </table:table-cell>
              <table:table-cell office:value-type="float" office:value="5154.91748087895">
                <text:p>5154.917480878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.66">
                <text:p>-1.66</text:p>
              </table:table-cell>
              <table:table-cell office:value-type="float" office:value="5045.80793592651">
                <text:p>5045.807935926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.655">
                <text:p>-1.655</text:p>
              </table:table-cell>
              <table:table-cell office:value-type="float" office:value="4939.29602081047">
                <text:p>4939.296020810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.65">
                <text:p>-1.65</text:p>
              </table:table-cell>
              <table:table-cell office:value-type="float" office:value="4835.15027404686">
                <text:p>4835.150274046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.645">
                <text:p>-1.645</text:p>
              </table:table-cell>
              <table:table-cell office:value-type="float" office:value="4733.1541200861">
                <text:p>4733.154120086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.64">
                <text:p>-1.64</text:p>
              </table:table-cell>
              <table:table-cell office:value-type="float" office:value="4633.14103745652">
                <text:p>4633.141037456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.635">
                <text:p>-1.635</text:p>
              </table:table-cell>
              <table:table-cell office:value-type="float" office:value="4534.93240702331">
                <text:p>4534.932407023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.63">
                <text:p>-1.63</text:p>
              </table:table-cell>
              <table:table-cell office:value-type="float" office:value="4438.43308610744">
                <text:p>4438.433086107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.625">
                <text:p>-1.625</text:p>
              </table:table-cell>
              <table:table-cell office:value-type="float" office:value="4343.51550064428">
                <text:p>4343.515500644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.62">
                <text:p>-1.62</text:p>
              </table:table-cell>
              <table:table-cell office:value-type="float" office:value="4250.11851427137">
                <text:p>4250.118514271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.615">
                <text:p>-1.615</text:p>
              </table:table-cell>
              <table:table-cell office:value-type="float" office:value="4158.16690475264">
                <text:p>4158.166904752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.61">
                <text:p>-1.61</text:p>
              </table:table-cell>
              <table:table-cell office:value-type="float" office:value="4067.59663335935">
                <text:p>4067.596633359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.605">
                <text:p>-1.605</text:p>
              </table:table-cell>
              <table:table-cell office:value-type="float" office:value="3978.38846418608">
                <text:p>3978.388464186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.6">
                <text:p>-1.6</text:p>
              </table:table-cell>
              <table:table-cell office:value-type="float" office:value="3890.51381204584">
                <text:p>3890.513812045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